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Code">
      <style:text-properties style:font-name="Times New Roman"/>
    </style:style>
    <style:style style:name="P2" style:family="paragraph" style:parent-style-name="Code">
      <style:text-properties style:font-name="Times New Roman" fo:font-size="12pt" fo:language="en" fo:country="US" fo:font-style="italic" style:language-asian="zh" style:country-asian="CN" style:font-style-asian="italic" style:font-name-complex="Times New Roman" style:font-style-complex="italic"/>
    </style:style>
    <style:style style:name="P3" style:family="paragraph" style:parent-style-name="Code">
      <style:text-properties style:font-name="Times New Roman" fo:font-weight="bold" style:font-weight-asian="bold" style:font-weight-complex="bold"/>
    </style:style>
    <style:style style:name="P4" style:family="paragraph" style:parent-style-name="Code">
      <style:text-properties style:font-name="Times New Roman" fo:font-size="10pt" style:font-size-asian="10pt" style:font-size-complex="10pt"/>
    </style:style>
    <style:style style:name="P5" style:family="paragraph" style:parent-style-name="Code">
      <style:text-properties style:font-name="Times New Roman" fo:font-size="10pt" fo:font-weight="normal" style:font-size-asian="10pt" style:font-weight-asian="normal" style:font-size-complex="10pt" style:font-weight-complex="normal"/>
    </style:style>
    <style:style style:name="P6" style:family="paragraph" style:parent-style-name="Code">
      <style:text-properties style:font-name="Times New Roman" fo:font-weight="normal" style:font-weight-asian="normal" style:font-weight-complex="normal"/>
    </style:style>
    <style:style style:name="P7" style:family="paragraph" style:parent-style-name="Code">
      <style:paragraph-properties>
        <style:tab-stops>
          <style:tab-stop style:position="0.4925in"/>
        </style:tab-stops>
      </style:paragraph-properties>
    </style:style>
    <style:style style:name="P8" style:family="paragraph" style:parent-style-name="Code">
      <style:text-properties fo:color="#000000"/>
    </style:style>
    <style:style style:name="P9" style:family="paragraph" style:parent-style-name="Code">
      <style:text-properties fo:color="#000000" style:font-name="Times New Roman2" fo:font-style="normal" fo:font-weight="normal" style:font-name-asian="Times New Roman" style:font-weight-asian="normal" style:font-weight-complex="normal"/>
    </style:style>
    <style:style style:name="P10" style:family="paragraph" style:parent-style-name="Code">
      <style:text-properties fo:color="#000000" style:font-name="Times New Roman" fo:font-size="10pt" fo:font-weight="bold" style:font-name-asian="Times New Roman" style:font-size-asian="10pt" style:font-weight-asian="bold" style:font-size-complex="10pt" style:font-weight-complex="bold"/>
    </style:style>
    <style:style style:name="P11" style:family="paragraph" style:parent-style-name="Code">
      <style:text-properties fo:color="#000000" style:font-name="Times New Roman" fo:font-size="10pt" fo:font-weight="bold" style:font-name-asian="Arial" style:font-size-asian="10pt" style:font-weight-asian="bold" style:font-name-complex="Arial" style:font-size-complex="10pt" style:font-weight-complex="bold"/>
    </style:style>
    <style:style style:name="P12" style:family="paragraph" style:parent-style-name="Code">
      <style:text-properties fo:color="#000000" style:font-name="Times New Roman" fo:font-size="10pt" fo:font-weight="normal" style:font-name-asian="Times New Roman" style:font-size-asian="10pt" style:font-weight-asian="normal" style:font-size-complex="10pt" style:font-weight-complex="normal"/>
    </style:style>
    <style:style style:name="P13" style:family="paragraph" style:parent-style-name="Code">
      <style:text-properties fo:color="#000000" style:font-name="Times New Roman" style:font-name-asian="Times New Roman"/>
    </style:style>
    <style:style style:name="P14" style:family="paragraph" style:parent-style-name="Code">
      <style:paragraph-properties style:text-autospace="none"/>
      <style:text-properties fo:color="#000000" style:font-name="Times New Roman" style:font-name-asian="Times New Roman"/>
    </style:style>
    <style:style style:name="P15" style:family="paragraph" style:parent-style-name="Code">
      <style:paragraph-properties style:text-autospace="none"/>
      <style:text-properties fo:color="#000000" style:font-name="Times New Roman" fo:font-size="12pt" fo:font-weight="normal" style:font-name-asian="Times New Roman" style:font-size-asian="12pt" style:language-asian="zh" style:country-asian="CN" style:font-weight-asian="bold" style:font-size-complex="12pt" style:font-weight-complex="bold"/>
    </style:style>
    <style:style style:name="P16" style:family="paragraph" style:parent-style-name="Code">
      <style:text-properties fo:color="#000000" fo:font-weight="bold" style:font-weight-asian="bold" style:font-weight-complex="bold"/>
    </style:style>
    <style:style style:name="P17" style:family="paragraph" style:parent-style-name="Code">
      <style:text-properties fo:color="#000000" fo:font-style="normal" fo:font-weight="normal" style:font-weight-asian="bold" style:font-weight-complex="bold"/>
    </style:style>
    <style:style style:name="P18" style:family="paragraph" style:parent-style-name="Code">
      <style:text-properties fo:color="#000000" fo:font-weight="normal" style:font-weight-asian="bold" style:font-name-complex="Arial" style:font-weight-complex="bold"/>
    </style:style>
    <style:style style:name="P19" style:family="paragraph" style:parent-style-name="Code">
      <style:text-properties fo:font-weight="normal" style:font-weight-asian="bold" style:font-weight-complex="bold"/>
    </style:style>
    <style:style style:name="P20" style:family="paragraph" style:parent-style-name="Code">
      <style:text-properties fo:font-weight="normal" style:font-weight-asian="normal" style:font-weight-complex="normal"/>
    </style:style>
    <style:style style:name="P21" style:family="paragraph" style:parent-style-name="Code">
      <style:text-properties style:language-asian="zh" style:country-asian="CN"/>
    </style:style>
    <style:style style:name="P22" style:family="paragraph" style:parent-style-name="Standard">
      <style:paragraph-properties style:text-autospace="none"/>
      <style:text-properties style:font-name="Times New Roman" style:font-name-asian="Times New Roman"/>
    </style:style>
    <style:style style:name="P23" style:family="paragraph" style:parent-style-name="Standard">
      <style:text-properties style:font-name="Times New Roman" fo:font-style="italic" style:font-style-asian="italic" style:font-name-complex="Times New Roman" style:font-style-complex="italic"/>
    </style:style>
    <style:style style:name="P24"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5" style:family="paragraph" style:parent-style-name="Standard">
      <style:paragraph-properties style:text-autospace="none"/>
      <style:text-properties style:font-name="Times New Roman" fo:font-style="italic" style:font-name-asian="Times New Roman" style:font-style-asian="italic" style:font-name-complex="Times New Roman" style:font-style-complex="italic"/>
    </style:style>
    <style:style style:name="P26" style:family="paragraph" style:parent-style-name="Standard">
      <style:text-properties style:font-name="Times New Roman" fo:font-style="italic" fo:background-color="#ffffff" style:font-style-asian="italic" style:font-name-complex="Times New Roman" style:font-style-complex="italic"/>
    </style:style>
    <style:style style:name="P27" style:family="paragraph" style:parent-style-name="Standard">
      <style:text-properties style:font-name="Times New Roman" style:font-name-complex="Times New Roman"/>
    </style:style>
    <style:style style:name="P28" style:family="paragraph" style:parent-style-name="Standard">
      <style:paragraph-properties>
        <style:tab-stops>
          <style:tab-stop style:position="0.4925in"/>
        </style:tab-stops>
      </style:paragraph-properties>
      <style:text-properties style:font-name="Times New Roman" style:font-name-complex="Times New Roman"/>
    </style:style>
    <style:style style:name="P29" style:family="paragraph" style:parent-style-name="Standard">
      <style:paragraph-properties>
        <style:tab-stops>
          <style:tab-stop style:position="0.5909in"/>
        </style:tab-stops>
      </style:paragraph-properties>
      <style:text-properties style:font-name="Times New Roman" style:font-name-complex="Times New Roman"/>
    </style:style>
    <style:style style:name="P30" style:family="paragraph" style:parent-style-name="Standard">
      <style:text-properties style:font-name="Times New Roman" style:language-asian="zh" style:country-asian="CN" style:font-name-complex="Times New Roman"/>
    </style:style>
    <style:style style:name="P31"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32"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33"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34" style:family="paragraph" style:parent-style-name="Standard">
      <style:text-properties style:font-name="Times New Roman" fo:font-weight="bold" style:font-name-asian="Times New Roman" style:font-weight-asian="bold" style:font-weight-complex="bold"/>
    </style:style>
    <style:style style:name="P35" style:family="paragraph" style:parent-style-name="Standard">
      <style:paragraph-properties>
        <style:tab-stops>
          <style:tab-stop style:position="0.5909in"/>
        </style:tab-stops>
      </style:paragraph-properties>
      <style:text-properties style:font-name="Times New Roman" fo:font-weight="bold" style:font-weight-asian="bold" style:font-weight-complex="bold"/>
    </style:style>
    <style:style style:name="P36" style:family="paragraph" style:parent-style-name="Standard">
      <style:text-properties style:font-name="Times New Roman" style:text-underline-style="none" fo:font-weight="bold" style:font-name-asian="Times New Roman" style:language-asian="zh" style:country-asian="CN" style:font-weight-asian="bold" style:font-name-complex="Times New Roman" style:language-complex="ar" style:country-complex="SA" style:font-weight-complex="bold"/>
    </style:style>
    <style:style style:name="P37" style:family="paragraph" style:parent-style-name="Standard">
      <style:text-properties style:font-name="Times New Roman" fo:font-size="12pt" fo:language="en" fo:country="US" fo:font-style="italic" style:language-asian="zh" style:country-asian="CN" style:font-style-asian="italic" style:font-name-complex="Times New Roman" style:font-style-complex="italic"/>
    </style:style>
    <style:style style:name="P38"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39" style:family="paragraph" style:parent-style-name="Standard">
      <style:text-properties style:font-name="Times New Roman" style:text-underline-style="solid" style:text-underline-type="double" style:text-underline-width="auto" style:text-underline-color="font-color" style:language-asian="zh" style:country-asian="CN" style:font-name-complex="Times New Roman" style:language-complex="ar" style:country-complex="SA"/>
    </style:style>
    <style:style style:name="P40" style:family="paragraph" style:parent-style-name="Standard">
      <style:paragraph-properties style:text-autospace="none"/>
      <style:text-properties fo:color="#000000" style:font-name="Times New Roman" fo:font-weight="bold" style:font-name-asian="Times New Roman" style:font-weight-asian="bold" style:font-weight-complex="bold"/>
    </style:style>
    <style:style style:name="P41" style:family="paragraph" style:parent-style-name="Standard">
      <style:text-properties fo:color="#000000" style:font-name="Times New Roman" fo:font-size="12pt"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2" style:family="paragraph" style:parent-style-name="Standard">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43" style:family="paragraph" style:parent-style-name="Standard">
      <style:paragraph-properties style:text-autospace="none"/>
      <style:text-properties fo:color="#000000" style:font-name="Times New Roman" fo:font-style="normal" fo:font-weight="normal" style:font-name-asian="Times New Roman" style:font-weight-asian="bold" style:font-weight-complex="bold"/>
    </style:style>
    <style:style style:name="P44" style:family="paragraph" style:parent-style-name="Standard">
      <style:text-properties fo:color="#000000" style:font-name="Times New Roman" fo:font-style="normal" fo:font-weight="bold" style:font-name-asian="Times New Roman" style:font-weight-asian="bold" style:font-weight-complex="bold"/>
    </style:style>
    <style:style style:name="P45" style:family="paragraph" style:parent-style-name="Standard">
      <style:paragraph-properties style:text-autospace="none"/>
      <style:text-properties fo:color="#000000" fo:font-weight="bold" style:font-name-asian="Times New Roman" style:font-weight-asian="bold" style:font-weight-complex="bold"/>
    </style:style>
    <style:style style:name="P46" style:family="paragraph" style:parent-style-name="Standard">
      <style:paragraph-properties style:text-autospace="none"/>
      <style:text-properties fo:color="#000000" style:font-name="Times New Roman2" fo:font-style="normal" fo:font-weight="normal" style:font-name-asian="Times New Roman" style:font-weight-asian="bold" style:font-weight-complex="bold"/>
    </style:style>
    <style:style style:name="P47" style:family="paragraph" style:parent-style-name="Standard">
      <style:text-properties fo:color="#000000" fo:font-style="normal" fo:font-weight="bold" style:font-weight-asian="bold" style:font-weight-complex="bold"/>
    </style:style>
    <style:style style:name="P48" style:family="paragraph" style:parent-style-name="Standard">
      <style:text-properties fo:color="#000000" fo:font-style="normal" fo:font-weight="normal" style:font-weight-asian="bold" style:font-weight-complex="bold"/>
    </style:style>
    <style:style style:name="P49" style:family="paragraph" style:parent-style-name="Standard">
      <style:text-properties fo:color="#0000ff" style:font-name="Times New Roman" fo:font-style="italic" style:font-style-asian="italic" style:font-name-complex="Times New Roman" style:font-style-complex="italic"/>
    </style:style>
    <style:style style:name="P50" style:family="paragraph" style:parent-style-name="Standard">
      <style:paragraph-properties>
        <style:tab-stops>
          <style:tab-stop style:position="0.4925in"/>
        </style:tab-stops>
      </style:paragraph-properties>
    </style:style>
    <style:style style:name="P51" style:family="paragraph" style:parent-style-name="Standard">
      <style:paragraph-properties style:text-autospace="none">
        <style:tab-stops>
          <style:tab-stop style:position="0.4925in"/>
        </style:tab-stops>
      </style:paragraph-properties>
    </style:style>
    <style:style style:name="P52" style:family="paragraph" style:parent-style-name="Standard">
      <style:paragraph-properties>
        <style:tab-stops>
          <style:tab-stop style:position="0.5909in"/>
        </style:tab-stops>
      </style:paragraph-properties>
    </style:style>
    <style:style style:name="P53" style:family="paragraph" style:parent-style-name="Standard">
      <style:paragraph-properties>
        <style:tab-stops>
          <style:tab-stop style:position="0.3937in"/>
        </style:tab-stops>
      </style:paragraph-properties>
    </style:style>
    <style:style style:name="P54"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55"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56"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57" style:family="paragraph" style:parent-style-name="Standard">
      <style:paragraph-properties fo:margin-left="0.3335in" fo:margin-right="0in" fo:text-indent="0in" style:auto-text-indent="false"/>
      <style:text-properties style:font-name="Times New Roman" style:font-name-complex="Times New Roman"/>
    </style:style>
    <style:style style:name="P58" style:family="paragraph" style:parent-style-name="Standard">
      <style:paragraph-properties fo:background-color="#cccccc">
        <style:background-image/>
      </style:paragraph-properties>
    </style:style>
    <style:style style:name="P59" style:family="paragraph" style:parent-style-name="Standard">
      <style:paragraph-properties fo:background-color="#cccccc">
        <style:background-image/>
      </style:paragraph-properties>
      <style:text-properties style:font-name="Times New Roman" style:font-name-complex="Times New Roman"/>
    </style:style>
    <style:style style:name="P60" style:family="paragraph" style:parent-style-name="Standard">
      <style:paragraph-properties fo:background-color="#cccccc">
        <style:background-image/>
      </style:paragraph-properties>
      <style:text-properties style:font-name="Times New Roman" style:language-asian="zh" style:country-asian="CN" style:font-name-complex="Times New Roman"/>
    </style:style>
    <style:style style:name="P61"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style>
    <style:style style:name="P62"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style:font-name-complex="Helv"/>
    </style:style>
    <style:style style:name="P63"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fo:language="da" fo:country="DK" style:font-name-complex="Helv"/>
    </style:style>
    <style:style style:name="P64" style:family="paragraph" style:parent-style-name="Standard">
      <style:paragraph-properties fo:margin-left="-0.0102in" fo:margin-right="0in" fo:text-indent="0in" style:auto-text-indent="false"/>
    </style:style>
    <style:style style:name="P65" style:family="paragraph" style:parent-style-name="Standard">
      <style:paragraph-properties fo:margin-left="-0.0102in" fo:margin-right="0in" fo:text-indent="0in" style:auto-text-indent="false"/>
      <style:text-properties style:font-name="Times New Roman" style:font-name-asian="Times New Roman"/>
    </style:style>
    <style:style style:name="P66" style:family="paragraph" style:parent-style-name="List_20_Continue">
      <style:paragraph-properties fo:margin-left="0in" fo:margin-right="0in" fo:text-indent="0in" style:auto-text-indent="false"/>
    </style:style>
    <style:style style:name="P67"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68"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69"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70"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71" style:family="paragraph" style:parent-style-name="Code">
      <style:paragraph-properties fo:margin-left="0in" fo:margin-right="0in" fo:text-indent="0in" style:auto-text-indent="false"/>
    </style:style>
    <style:style style:name="P72" style:family="paragraph" style:parent-style-name="Code">
      <style:paragraph-properties fo:margin-left="0in" fo:margin-right="0in" fo:text-indent="0in" style:auto-text-indent="false"/>
      <style:text-properties fo:color="#000000" fo:font-weight="normal" style:font-weight-asian="bold" style:font-weight-complex="bold"/>
    </style:style>
    <style:style style:name="P73" style:family="paragraph" style:parent-style-name="Code">
      <style:paragraph-properties fo:margin-left="0in" fo:margin-right="0in" fo:text-indent="0in" style:auto-text-indent="false"/>
      <style:text-properties fo:color="#000000" fo:font-weight="normal" style:font-weight-asian="normal" style:font-weight-complex="normal"/>
    </style:style>
    <style:style style:name="P74" style:family="paragraph" style:parent-style-name="Code">
      <style:paragraph-properties fo:margin-left="0in" fo:margin-right="0in" fo:text-indent="0in" style:auto-text-indent="false"/>
      <style:text-properties fo:color="#000000" style:font-name="Times New Roman2" fo:font-style="normal" fo:font-weight="bold" style:font-name-asian="Times New Roman" style:font-weight-asian="bold" style:font-weight-complex="bold"/>
    </style:style>
    <style:style style:name="P75"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6"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77" style:family="paragraph" style:parent-style-name="Text_20_body_20_indent">
      <style:text-properties style:font-name="Times New Roman"/>
    </style:style>
    <style:style style:name="P78" style:family="paragraph" style:parent-style-name="Text_20_body_20_indent">
      <style:text-properties fo:color="#000000"/>
    </style:style>
    <style:style style:name="P79" style:family="paragraph" style:parent-style-name="Text_20_body_20_indent">
      <style:text-properties fo:color="#000000" fo:font-weight="bold" style:font-weight-asian="bold" style:font-weight-complex="bold"/>
    </style:style>
    <style:style style:name="P80" style:family="paragraph" style:parent-style-name="Standard">
      <style:paragraph-properties fo:background-color="transparent" style:text-autospace="none">
        <style:background-image/>
      </style:paragraph-properties>
      <style:text-properties fo:color="#000000" style:font-name="Times New Roman" fo:font-weight="bold" style:font-name-asian="Times New Roman" style:font-weight-asian="bold" style:font-weight-complex="bold"/>
    </style:style>
    <style:style style:name="P81"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82"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language-asian="zh" style:country-asian="CN" style:font-name-complex="Calibri" style:language-complex="en" style:country-complex="US" fo:hyphenate="false" fo:hyphenation-remain-char-count="2" fo:hyphenation-push-char-count="2"/>
    </style:style>
    <style:style style:name="P86" style:family="paragraph" style:parent-style-name="Heading_20_4" style:list-style-name="L1"/>
    <style:style style:name="P87" style:family="paragraph" style:parent-style-name="Heading_20_4" style:list-style-name="L1"/>
    <style:style style:name="P88" style:family="paragraph" style:parent-style-name="Heading_20_4" style:list-style-name="L1"/>
    <style:style style:name="P89" style:family="paragraph" style:parent-style-name="Heading_20_4" style:list-style-name="L1"/>
    <style:style style:name="P90" style:family="paragraph" style:parent-style-name="Heading_20_4" style:list-style-name="L1"/>
    <style:style style:name="P91" style:family="paragraph" style:parent-style-name="Heading_20_4" style:list-style-name="L1"/>
    <style:style style:name="P92" style:family="paragraph" style:parent-style-name="Heading_20_4" style:list-style-name="L1"/>
    <style:style style:name="P93" style:family="paragraph" style:parent-style-name="Heading_20_4" style:list-style-name="L1"/>
    <style:style style:name="P94" style:family="paragraph" style:parent-style-name="Heading_20_4" style:list-style-name="L1"/>
    <style:style style:name="P95" style:family="paragraph" style:parent-style-name="Heading_20_4" style:list-style-name="L1"/>
    <style:style style:name="P96" style:family="paragraph" style:parent-style-name="Heading_20_4" style:list-style-name="L1">
      <style:paragraph-properties>
        <style:tab-stops>
          <style:tab-stop style:position="0.5909in"/>
        </style:tab-stops>
      </style:paragraph-properties>
    </style:style>
    <style:style style:name="P97" style:family="paragraph" style:parent-style-name="Heading_20_4" style:list-style-name="L1">
      <style:paragraph-properties>
        <style:tab-stops>
          <style:tab-stop style:position="0.5909in"/>
        </style:tab-stops>
      </style:paragraph-properties>
    </style:style>
    <style:style style:name="P98" style:family="paragraph" style:parent-style-name="Heading_20_4" style:list-style-name="L1">
      <style:paragraph-properties>
        <style:tab-stops>
          <style:tab-stop style:position="0.5909in"/>
        </style:tab-stops>
      </style:paragraph-properties>
    </style:style>
    <style:style style:name="P99" style:family="paragraph" style:parent-style-name="Heading_20_4" style:list-style-name="L1">
      <style:paragraph-properties>
        <style:tab-stops>
          <style:tab-stop style:position="0.5909in"/>
        </style:tab-stops>
      </style:paragraph-properties>
    </style:style>
    <style:style style:name="P100" style:family="paragraph" style:parent-style-name="Heading_20_4" style:list-style-name="L1">
      <style:paragraph-properties>
        <style:tab-stops>
          <style:tab-stop style:position="0.5909in"/>
        </style:tab-stops>
      </style:paragraph-properties>
    </style:style>
    <style:style style:name="P101" style:family="paragraph" style:parent-style-name="Heading_20_4" style:list-style-name="L1"/>
    <style:style style:name="P102" style:family="paragraph" style:parent-style-name="Heading_20_4" style:list-style-name="L1"/>
    <style:style style:name="P103" style:family="paragraph" style:parent-style-name="Heading_20_4" style:list-style-name="L1"/>
    <style:style style:name="P104" style:family="paragraph" style:parent-style-name="Heading_20_4" style:list-style-name="L1"/>
    <style:style style:name="P105" style:family="paragraph" style:parent-style-name="Heading_20_4" style:list-style-name="L1"/>
    <style:style style:name="P106" style:family="paragraph" style:parent-style-name="Heading_20_4" style:list-style-name="L1"/>
    <style:style style:name="P107" style:family="paragraph" style:parent-style-name="Heading_20_4" style:list-style-name="L1"/>
    <style:style style:name="P108" style:family="paragraph" style:parent-style-name="Heading_20_4" style:list-style-name="L1"/>
    <style:style style:name="P109" style:family="paragraph" style:parent-style-name="Heading_20_4" style:list-style-name="L1"/>
    <style:style style:name="P110" style:family="paragraph" style:parent-style-name="Heading_20_4" style:list-style-name="L1"/>
    <style:style style:name="P111" style:family="paragraph" style:parent-style-name="Heading_20_4" style:list-style-name="L1"/>
    <style:style style:name="P112" style:family="paragraph" style:parent-style-name="Heading_20_4" style:list-style-name="L1"/>
    <style:style style:name="P113" style:family="paragraph" style:parent-style-name="Heading_20_4" style:list-style-name="L1"/>
    <style:style style:name="P114" style:family="paragraph" style:parent-style-name="Heading_20_4" style:list-style-name="L1"/>
    <style:style style:name="P115" style:family="paragraph" style:parent-style-name="Heading_20_4" style:list-style-name="L1">
      <style:paragraph-properties fo:margin-left="0in" fo:margin-right="0in" fo:text-indent="0in" style:auto-text-indent="false"/>
    </style:style>
    <style:style style:name="P116" style:family="paragraph" style:parent-style-name="Heading_20_4" style:list-style-name="L1" style:master-page-name="">
      <style:paragraph-properties fo:margin-left="0in" fo:margin-right="0in" fo:text-align="start" style:justify-single-word="false" fo:orphans="2" fo:widows="2" fo:hyphenation-ladder-count="no-limit" fo:text-indent="0in" style:auto-text-indent="false"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1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font-size="12pt" fo:language="en" fo:country="US" style:font-name-asian="Times New Roman" style:font-size-asian="12pt" style:language-complex="en" style:country-complex="US" fo:hyphenate="false" fo:hyphenation-remain-char-count="2" fo:hyphenation-push-char-count="2"/>
    </style:style>
    <style:style style:name="P11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1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2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hyphenate="false" fo:hyphenation-remain-char-count="2" fo:hyphenation-push-char-count="2"/>
    </style:style>
    <style:style style:name="P12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22" style:family="paragraph" style:parent-style-name="Heading_20_4"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en" style:country-complex="US" style:font-style-complex="normal" style:font-weight-complex="bold" fo:hyphenate="false" fo:hyphenation-remain-char-count="2" fo:hyphenation-push-char-count="2"/>
    </style:style>
    <style:style style:name="P123" style:family="paragraph" style:parent-style-name="Heading_20_4"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font-size-complex="12pt" style:language-complex="en" style:country-complex="US" fo:hyphenate="false" fo:hyphenation-remain-char-count="2" fo:hyphenation-push-char-count="2"/>
    </style:style>
    <style:style style:name="P12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font-size-complex="12pt" style:language-complex="en" style:country-complex="US" fo:hyphenate="false" fo:hyphenation-remain-char-count="2" fo:hyphenation-push-char-count="2"/>
    </style:style>
    <style:style style:name="P125"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26"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name-complex="Times New Roman" style:font-size-complex="12pt"/>
    </style:style>
    <style:style style:name="P127"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128"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129" style:family="paragraph" style:parent-style-name="Standard" style:list-style-name="L15">
      <style:paragraph-properties style:text-autospace="none"/>
      <style:text-properties style:font-name="Times New Roman" fo:font-size="12pt" fo:font-style="normal" fo:font-weight="normal" style:font-name-asian="Times New Roman" style:font-size-asian="12pt" style:font-style-asian="italic" style:font-name-complex="Times New Roman" style:font-size-complex="12pt" style:font-style-complex="italic"/>
    </style:style>
    <style:style style:name="P130" style:family="paragraph" style:parent-style-name="Standard" style:list-style-name="L3">
      <style:text-properties style:font-name="Times New Roman" style:font-name-complex="Times New Roman"/>
    </style:style>
    <style:style style:name="P131" style:family="paragraph" style:parent-style-name="Standard" style:list-style-name="L3">
      <style:text-properties style:font-name="Times New Roman" style:font-name-complex="Times New Roman"/>
    </style:style>
    <style:style style:name="P132" style:family="paragraph" style:parent-style-name="Standard" style:list-style-name="L3">
      <style:text-properties style:font-name="Times New Roman" style:font-name-complex="Times New Roman"/>
    </style:style>
    <style:style style:name="P133" style:family="paragraph" style:parent-style-name="Standard" style:list-style-name="L4">
      <style:text-properties style:font-name="Times New Roman" style:font-name-complex="Times New Roman"/>
    </style:style>
    <style:style style:name="P134" style:family="paragraph" style:parent-style-name="Standard" style:list-style-name="L4">
      <style:text-properties style:font-name="Times New Roman" style:font-name-complex="Times New Roman"/>
    </style:style>
    <style:style style:name="P135" style:family="paragraph" style:parent-style-name="Standard" style:list-style-name="L4">
      <style:text-properties style:font-name="Times New Roman" style:font-name-complex="Times New Roman"/>
    </style:style>
    <style:style style:name="P136" style:family="paragraph" style:parent-style-name="Standard" style:list-style-name="L11">
      <style:paragraph-properties style:text-autospace="none"/>
      <style:text-properties style:font-name="Times New Roman"/>
    </style:style>
    <style:style style:name="P137" style:family="paragraph" style:parent-style-name="Standard" style:list-style-name="L12">
      <style:paragraph-properties style:text-autospace="none"/>
      <style:text-properties style:font-name="Times New Roman" style:font-name-asian="Times New Roman"/>
    </style:style>
    <style:style style:name="P138" style:family="paragraph" style:parent-style-name="Standard" style:list-style-name="L16">
      <style:text-properties style:font-name="Times New Roman" style:font-name-asian="Times New Roman"/>
    </style:style>
    <style:style style:name="P139" style:family="paragraph" style:parent-style-name="Standard" style:list-style-name="L4"/>
    <style:style style:name="P140" style:family="paragraph" style:parent-style-name="Standard" style:list-style-name="L5"/>
    <style:style style:name="P141" style:family="paragraph" style:parent-style-name="Standard" style:list-style-name="L5"/>
    <style:style style:name="P142" style:family="paragraph" style:parent-style-name="Standard" style:list-style-name="L5"/>
    <style:style style:name="P143" style:family="paragraph" style:parent-style-name="Standard" style:list-style-name="L5"/>
    <style:style style:name="P144" style:family="paragraph" style:parent-style-name="Standard" style:list-style-name="L5"/>
    <style:style style:name="P145" style:family="paragraph" style:parent-style-name="Standard" style:list-style-name="L5"/>
    <style:style style:name="P146" style:family="paragraph" style:parent-style-name="Standard" style:list-style-name="L6"/>
    <style:style style:name="P147" style:family="paragraph" style:parent-style-name="Standard" style:list-style-name="L6">
      <style:text-properties style:use-window-font-color="true"/>
    </style:style>
    <style:style style:name="P148" style:family="paragraph" style:parent-style-name="Standard" style:list-style-name="L5"/>
    <style:style style:name="P149" style:family="paragraph" style:parent-style-name="Standard" style:list-style-name="L9">
      <style:paragraph-properties style:text-autospace="none"/>
      <style:text-properties fo:color="#000000" style:font-name-asian="Times New Roman"/>
    </style:style>
    <style:style style:name="P150" style:family="paragraph" style:parent-style-name="Standard" style:list-style-name="L11">
      <style:paragraph-properties style:text-autospace="none"/>
      <style:text-properties fo:color="#000000" style:font-name="Times New Roman" style:font-name-asian="Times New Roman"/>
    </style:style>
    <style:style style:name="P151" style:family="paragraph" style:parent-style-name="Standard" style:list-style-name="L11">
      <style:paragraph-properties style:text-autospace="none"/>
      <style:text-properties fo:color="#000000" style:font-name="Times New Roman" style:font-name-asian="Times New Roman"/>
    </style:style>
    <style:style style:name="P152" style:family="paragraph" style:parent-style-name="Standard" style:list-style-name="L12">
      <style:paragraph-properties style:text-autospace="none"/>
      <style:text-properties fo:color="#000000" style:font-name="Times New Roman" fo:font-size="12pt" fo:font-style="normal" fo:font-weight="normal" style:font-name-asian="Times New Roman" style:font-size-asian="12pt" style:font-style-asian="normal" style:font-weight-asian="normal" style:font-size-complex="12pt" style:font-style-complex="normal" style:font-weight-complex="normal"/>
    </style:style>
    <style:style style:name="P153" style:family="paragraph" style:parent-style-name="Standard" style:list-style-name="L16">
      <style:text-properties fo:color="#000000" style:font-name="Times New Roman" fo:font-size="12pt"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154" style:family="paragraph" style:parent-style-name="Standard" style:list-style-name="L11">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155" style:family="paragraph" style:parent-style-name="Standard" style:list-style-name="L11">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156" style:family="paragraph" style:parent-style-name="Standard" style:list-style-name="L11">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157" style:family="paragraph" style:parent-style-name="Standard" style:list-style-name="L11">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158" style:family="paragraph" style:parent-style-name="Standard" style:list-style-name="L15">
      <style:paragraph-properties style:text-autospace="none"/>
      <style:text-properties fo:color="#000000" style:font-name="Times New Roman" fo:font-size="12pt" fo:language="en" fo:country="US"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159" style:family="paragraph" style:parent-style-name="Standard" style:list-style-name="L1"/>
    <style:style style:name="P160" style:family="paragraph" style:parent-style-name="Standard" style:list-style-name="L11"/>
    <style:style style:name="P161" style:family="paragraph" style:parent-style-name="Standard" style:list-style-name="L13">
      <style:paragraph-properties style:text-autospace="none"/>
    </style:style>
    <style:style style:name="P162" style:family="paragraph" style:parent-style-name="Standard" style:list-style-name="L14"/>
    <style:style style:name="P163" style:family="paragraph" style:parent-style-name="Standard" style:list-style-name="L11">
      <style:paragraph-properties style:text-autospace="none"/>
      <style:text-properties fo:font-weight="bold" style:font-weight-asian="bold" style:font-weight-complex="bold"/>
    </style:style>
    <style:style style:name="P164" style:family="paragraph" style:parent-style-name="Heading_20_1" style:list-style-name="L1">
      <style:paragraph-properties>
        <style:tab-stops>
          <style:tab-stop style:position="0.2953in"/>
        </style:tab-stops>
      </style:paragraph-properties>
    </style:style>
    <style:style style:name="P165" style:family="paragraph" style:parent-style-name="Heading_20_1" style:list-style-name="L1">
      <style:paragraph-properties>
        <style:tab-stops>
          <style:tab-stop style:position="0.2953in"/>
        </style:tab-stops>
      </style:paragraph-properties>
    </style:style>
    <style:style style:name="P166" style:family="paragraph" style:parent-style-name="Heading_20_1" style:list-style-name="L1">
      <style:paragraph-properties>
        <style:tab-stops>
          <style:tab-stop style:position="0.2953in"/>
        </style:tab-stops>
      </style:paragraph-properties>
    </style:style>
    <style:style style:name="P167" style:family="paragraph" style:parent-style-name="Heading_20_1" style:list-style-name="L1">
      <style:paragraph-properties>
        <style:tab-stops>
          <style:tab-stop style:position="0.2953in"/>
        </style:tab-stops>
      </style:paragraph-properties>
    </style:style>
    <style:style style:name="P168" style:family="paragraph" style:parent-style-name="Heading_20_1" style:list-style-name="L1">
      <style:paragraph-properties>
        <style:tab-stops>
          <style:tab-stop style:position="0.2953in"/>
        </style:tab-stops>
      </style:paragraph-properties>
    </style:style>
    <style:style style:name="P169" style:family="paragraph" style:parent-style-name="Heading_20_1" style:list-style-name="L1">
      <style:paragraph-properties>
        <style:tab-stops>
          <style:tab-stop style:position="0.2953in"/>
        </style:tab-stops>
      </style:paragraph-properties>
    </style:style>
    <style:style style:name="P170" style:family="paragraph" style:parent-style-name="Heading_20_1" style:list-style-name="L1">
      <style:paragraph-properties>
        <style:tab-stops>
          <style:tab-stop style:position="0.2953in"/>
        </style:tab-stops>
      </style:paragraph-properties>
      <style:text-properties style:font-name="Times New Roman" fo:font-size="10.5pt" fo:language="en" fo:country="US" fo:font-style="normal" style:font-name-asian="Times New Roman" style:font-size-asian="10.5pt" style:font-style-asian="normal" style:font-size-complex="10.5pt" style:font-style-complex="normal"/>
    </style:style>
    <style:style style:name="P171" style:family="paragraph" style:parent-style-name="Text_20_body_20_indent" style:list-style-name="L11">
      <style:paragraph-properties style:text-autospace="none"/>
    </style:style>
    <style:style style:name="P172" style:family="paragraph" style:parent-style-name="Text_20_body_20_indent" style:list-style-name="L8">
      <style:paragraph-properties fo:margin-left="0in" fo:margin-right="0in" fo:text-indent="0in" style:auto-text-indent="false"/>
      <style:text-properties fo:color="#000000" style:font-name="Arial" style:font-name-asian="Times New Roman" style:font-name-complex="Arial"/>
    </style:style>
    <style:style style:name="P173" style:family="paragraph" style:parent-style-name="Heading_20_3" style:list-style-name="L1">
      <style:paragraph-properties>
        <style:tab-stops>
          <style:tab-stop style:position="0.4925in"/>
        </style:tab-stops>
      </style:paragraph-properties>
    </style:style>
    <style:style style:name="P174" style:family="paragraph" style:parent-style-name="Heading_20_3" style:list-style-name="L1">
      <style:paragraph-properties>
        <style:tab-stops>
          <style:tab-stop style:position="0.4925in"/>
        </style:tab-stops>
      </style:paragraph-properties>
    </style:style>
    <style:style style:name="P175" style:family="paragraph" style:parent-style-name="Heading_20_3" style:list-style-name="L1">
      <style:paragraph-properties>
        <style:tab-stops>
          <style:tab-stop style:position="0.4925in"/>
        </style:tab-stops>
      </style:paragraph-properties>
    </style:style>
    <style:style style:name="P176" style:family="paragraph" style:parent-style-name="Heading_20_3" style:list-style-name="L1">
      <style:paragraph-properties>
        <style:tab-stops>
          <style:tab-stop style:position="0.4925in"/>
        </style:tab-stops>
      </style:paragraph-properties>
    </style:style>
    <style:style style:name="P177" style:family="paragraph" style:parent-style-name="Heading_20_3" style:list-style-name="L1">
      <style:paragraph-properties>
        <style:tab-stops>
          <style:tab-stop style:position="0.4925in"/>
        </style:tab-stops>
      </style:paragraph-properties>
    </style:style>
    <style:style style:name="P178" style:family="paragraph" style:parent-style-name="Heading_20_3" style:list-style-name="L1">
      <style:paragraph-properties>
        <style:tab-stops>
          <style:tab-stop style:position="0.4925in"/>
        </style:tab-stops>
      </style:paragraph-properties>
    </style:style>
    <style:style style:name="P179" style:family="paragraph" style:parent-style-name="Heading_20_3" style:list-style-name="L1">
      <style:paragraph-properties>
        <style:tab-stops>
          <style:tab-stop style:position="0.4925in"/>
        </style:tab-stops>
      </style:paragraph-properties>
    </style:style>
    <style:style style:name="P180" style:family="paragraph" style:parent-style-name="Heading_20_3" style:list-style-name="L1">
      <style:paragraph-properties>
        <style:tab-stops>
          <style:tab-stop style:position="0.4925in"/>
        </style:tab-stops>
      </style:paragraph-properties>
    </style:style>
    <style:style style:name="P181" style:family="paragraph" style:parent-style-name="Heading_20_3" style:list-style-name="L1">
      <style:paragraph-properties>
        <style:tab-stops>
          <style:tab-stop style:position="0.4925in"/>
        </style:tab-stops>
      </style:paragraph-properties>
    </style:style>
    <style:style style:name="P182" style:family="paragraph" style:parent-style-name="Heading_20_3" style:list-style-name="L1">
      <style:paragraph-properties>
        <style:tab-stops>
          <style:tab-stop style:position="0.4925in"/>
        </style:tab-stops>
      </style:paragraph-properties>
    </style:style>
    <style:style style:name="P183" style:family="paragraph" style:parent-style-name="Heading_20_3" style:list-style-name="L1">
      <style:paragraph-properties>
        <style:tab-stops>
          <style:tab-stop style:position="0.4925in"/>
        </style:tab-stops>
      </style:paragraph-properties>
    </style:style>
    <style:style style:name="P184" style:family="paragraph" style:parent-style-name="Heading_20_3" style:list-style-name="L1"/>
    <style:style style:name="P185" style:family="paragraph" style:parent-style-name="Heading_20_3" style:list-style-name="L1"/>
    <style:style style:name="P186" style:family="paragraph" style:parent-style-name="Heading_20_3" style:list-style-name="L1"/>
    <style:style style:name="P187" style:family="paragraph" style:parent-style-name="Heading_20_3" style:list-style-name="L1"/>
    <style:style style:name="P188" style:family="paragraph" style:parent-style-name="Heading_20_3" style:list-style-name="L1"/>
    <style:style style:name="P189" style:family="paragraph" style:parent-style-name="Heading_20_3" style:list-style-name="L1"/>
    <style:style style:name="P190" style:family="paragraph" style:parent-style-name="Heading_20_3" style:list-style-name="L1"/>
    <style:style style:name="P191" style:family="paragraph" style:parent-style-name="Heading_20_3" style:list-style-name="L1"/>
    <style:style style:name="P192" style:family="paragraph" style:parent-style-name="Heading_20_3" style:list-style-name="L1"/>
    <style:style style:name="P193" style:family="paragraph" style:parent-style-name="Heading_20_3" style:list-style-name="L1"/>
    <style:style style:name="P194" style:family="paragraph" style:parent-style-name="Heading_20_3" style:list-style-name="L1">
      <style:paragraph-properties style:text-autospace="none"/>
      <style:text-properties style:font-name="Times New Roman" fo:font-style="italic" style:font-name-asian="Times New Roman" style:font-style-asian="italic" style:font-name-complex="Times New Roman" style:font-style-complex="italic"/>
    </style:style>
    <style:style style:name="P195" style:family="paragraph" style:parent-style-name="Heading_20_3" style:list-style-name="L1">
      <style:paragraph-properties style:text-autospace="none"/>
      <style:text-properties fo:color="#000000" style:font-name="Times New Roman" fo:font-size="12pt" fo:language="en" fo:country="US" fo:font-style="normal" style:text-underline-style="none" fo:font-weight="bold"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97" style:family="paragraph" style:parent-style-name="Contents_20_2">
      <style:paragraph-properties>
        <style:tab-stops>
          <style:tab-stop style:position="5.8335in" style:type="right" style:leader-style="dotted" style:leader-text="."/>
        </style:tab-stops>
      </style:paragraph-properties>
    </style:style>
    <style:style style:name="P198" style:family="paragraph" style:parent-style-name="Contents_20_1">
      <style:paragraph-properties>
        <style:tab-stops>
          <style:tab-stop style:position="6in" style:type="right" style:leader-style="dotted" style:leader-text="."/>
        </style:tab-stops>
      </style:paragraph-properties>
    </style:style>
    <style:style style:name="P199" style:family="paragraph" style:parent-style-name="Code" style:list-style-name="L2">
      <style:text-properties style:font-name="Times New Roman" fo:font-size="12pt" style:font-size-asian="12pt" style:font-size-complex="12pt"/>
    </style:style>
    <style:style style:name="P200" style:family="paragraph" style:parent-style-name="Code" style:list-style-name="L2">
      <style:text-properties style:font-name="Times New Roman" fo:font-size="12pt" style:font-size-asian="12pt" style:font-size-complex="12pt"/>
    </style:style>
    <style:style style:name="P201" style:family="paragraph" style:parent-style-name="Code" style:list-style-name="L10">
      <style:paragraph-properties style:text-autospace="none"/>
      <style:text-properties style:font-name="Times New Roman" fo:font-size="10pt" style:font-size-asian="10pt" style:font-size-complex="10pt"/>
    </style:style>
    <style:style style:name="P202" style:family="paragraph" style:parent-style-name="Code" style:list-style-name="L7">
      <style:text-properties style:use-window-font-color="true" style:font-name="Arial" style:font-name-asian="Times New Roman" style:font-name-complex="Arial"/>
    </style:style>
    <style:style style:name="P203" style:family="paragraph" style:parent-style-name="Code" style:list-style-name="L14">
      <style:text-properties style:use-window-font-color="true" style:font-name="Times New Roman"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en" style:country-complex="US" style:font-style-complex="normal" style:font-weight-complex="bold"/>
    </style:style>
    <style:style style:name="P204" style:family="paragraph" style:parent-style-name="Code" style:list-style-name="L14"/>
    <style:style style:name="P205" style:family="paragraph" style:parent-style-name="Code" style:list-style-name="L14"/>
    <style:style style:name="P206" style:family="paragraph" style:parent-style-name="Code" style:list-style-name="L15">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P207"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08"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background-color="#ffffff" style:font-name-complex="Times New Roman"/>
    </style:style>
    <style:style style:name="P209"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10"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11" style:family="paragraph" style:parent-style-name="Code" style:list-style-name="L14">
      <style:paragraph-properties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name-asian="宋体1" style:font-size-asian="12pt" style:font-size-complex="12pt" style:language-complex="en" style:country-complex="US" fo:hyphenate="false" fo:hyphenation-remain-char-count="2" fo:hyphenation-push-char-count="2"/>
    </style:style>
    <style:style style:name="P212" style:family="paragraph" style:parent-style-name="Code" style:list-style-name="L14">
      <style:paragraph-properties fo:margin-left="0in" fo:margin-right="0in" fo:text-indent="0in" style:auto-text-indent="false"/>
      <style:text-properties style:use-window-font-color="true" style:font-name="Times New Roman" fo:font-size="12pt" fo:language="en" fo:country="US" fo:font-weight="bold" style:font-name-asian="Times New Roman" style:font-size-asian="12pt" style:language-asian="zh" style:country-asian="CN" style:font-weight-asian="bold" style:font-size-complex="12pt" style:language-complex="en" style:country-complex="US" style:font-weight-complex="bold"/>
    </style:style>
    <style:style style:name="P213" style:family="paragraph" style:parent-style-name="Contents_20_3">
      <style:paragraph-properties>
        <style:tab-stops>
          <style:tab-stop style:position="5.6665in" style:type="right" style:leader-style="dotted" style:leader-text="."/>
        </style:tab-stops>
      </style:paragraph-properties>
    </style:style>
    <style:style style:name="P214" style:family="paragraph" style:parent-style-name="Heading_20_2" style:list-style-name="L1">
      <style:paragraph-properties>
        <style:tab-stops>
          <style:tab-stop style:position="0.3937in"/>
        </style:tab-stops>
      </style:paragraph-properties>
    </style:style>
    <style:style style:name="P215" style:family="paragraph" style:parent-style-name="Heading_20_2" style:list-style-name="L1">
      <style:paragraph-properties>
        <style:tab-stops>
          <style:tab-stop style:position="0.3937in"/>
        </style:tab-stops>
      </style:paragraph-properties>
    </style:style>
    <style:style style:name="P216" style:family="paragraph" style:parent-style-name="Heading_20_2" style:list-style-name="L1">
      <style:paragraph-properties>
        <style:tab-stops>
          <style:tab-stop style:position="0.3937in"/>
        </style:tab-stops>
      </style:paragraph-properties>
    </style:style>
    <style:style style:name="P217" style:family="paragraph" style:parent-style-name="Heading_20_2" style:list-style-name="L1">
      <style:paragraph-properties>
        <style:tab-stops>
          <style:tab-stop style:position="0.3937in"/>
        </style:tab-stops>
      </style:paragraph-properties>
    </style:style>
    <style:style style:name="P218" style:family="paragraph" style:parent-style-name="Heading_20_2" style:list-style-name="L1">
      <style:paragraph-properties>
        <style:tab-stops>
          <style:tab-stop style:position="0.3937in"/>
        </style:tab-stops>
      </style:paragraph-properties>
    </style:style>
    <style:style style:name="P219" style:family="paragraph" style:parent-style-name="Heading_20_2" style:list-style-name="L1"/>
    <style:style style:name="P220" style:family="paragraph" style:parent-style-name="Heading_20_2" style:list-style-name="L1"/>
    <style:style style:name="P221"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Helvetica" style:font-weight-complex="bold"/>
    </style:style>
    <style:style style:name="T4" style:family="text">
      <style:text-properties fo:font-weight="bold" style:font-weight-asian="bold" style:font-name-complex="Helvetica-Bold" style:font-weight-complex="bold"/>
    </style:style>
    <style:style style:name="T5" style:family="text">
      <style:text-properties fo:font-weight="bold" style:font-weight-asian="bold" style:font-name-complex="Helvetica-Oblique" style:font-weight-complex="bold"/>
    </style:style>
    <style:style style:name="T6" style:family="text">
      <style:text-properties fo:font-weight="bold" fo:background-color="transparent"/>
    </style:style>
    <style:style style:name="T7" style:family="text">
      <style:text-properties fo:font-weight="bold" fo:background-color="transparent" style:language-asian="zh" style:country-asian="CN" style:font-weight-asian="bold" style:font-weight-complex="bold"/>
    </style:style>
    <style:style style:name="T8" style:family="text">
      <style:text-properties fo:font-weight="bold" style:font-name-asian="Arial" style:font-weight-asian="bold" style:font-name-complex="Arial" style:font-weight-complex="bold"/>
    </style:style>
    <style:style style:name="T9" style:family="text">
      <style:text-properties style:font-name="Times New Roman"/>
    </style:style>
    <style:style style:name="T10" style:family="text">
      <style:text-properties style:font-name="Times New Roman" fo:font-weight="bold" style:font-weight-asian="bold" style:font-name-complex="Times New Roman" style:font-weight-complex="bold"/>
    </style:style>
    <style:style style:name="T11" style:family="text">
      <style:text-properties style:font-name="Times New Roman" fo:font-weight="bold" style:font-name-asian="Times New Roman" style:font-weight-asian="bold"/>
    </style:style>
    <style:style style:name="T12" style:family="text">
      <style:text-properties style:font-name="Times New Roman" fo:font-weight="bold" style:font-name-asian="Times New Roman" style:font-weight-asian="bold" style:font-name-complex="Helv"/>
    </style:style>
    <style:style style:name="T13" style:family="text">
      <style:text-properties style:font-name="Times New Roman" style:font-name-complex="Times New Roman"/>
    </style:style>
    <style:style style:name="T14" style:family="text">
      <style:text-properties style:font-name="Times New Roman" fo:font-weight="normal" style:font-weight-asian="normal" style:font-name-complex="Times New Roman" style:font-weight-complex="normal"/>
    </style:style>
    <style:style style:name="T15" style:family="text">
      <style:text-properties style:font-name="Times New Roman" style:font-name-asian="Times New Roman"/>
    </style:style>
    <style:style style:name="T16" style:family="text">
      <style:text-properties style:font-name="Times New Roman" style:font-name-asian="Times New Roman" style:font-name-complex="Helv"/>
    </style:style>
    <style:style style:name="T17" style:family="text">
      <style:text-properties style:font-name="Times New Roman" fo:font-style="italic" style:font-style-asian="italic" style:font-name-complex="Times New Roman" style:font-style-complex="italic"/>
    </style:style>
    <style:style style:name="T18" style:family="text">
      <style:text-properties style:font-name="Times New Roman" fo:font-size="12pt" fo:language="en" fo:country="US" fo:font-style="italic" style:font-style-asian="italic" style:font-name-complex="Times New Roman" style:font-style-complex="italic"/>
    </style:style>
    <style:style style:name="T19" style:family="text">
      <style:text-properties style:font-name="Times New Roman" fo:font-size="12pt" fo:language="en" fo:country="US" fo:font-style="italic" style:language-asian="zh" style:country-asian="CN" style:font-style-asian="italic" style:font-name-complex="Times New Roman" style:font-style-complex="italic"/>
    </style:style>
    <style:style style:name="T20" style:family="text">
      <style:text-properties style:font-name="Times New Roman" fo:font-size="12pt" style:font-size-asian="12pt" style:font-size-complex="12pt"/>
    </style:style>
    <style:style style:name="T21" style:family="text">
      <style:text-properties style:font-name="Times New Roman" fo:font-size="12pt" fo:background-color="#ffffff" style:font-size-asian="12pt" style:font-name-complex="Times New Roman" style:font-size-complex="12pt"/>
    </style:style>
    <style:style style:name="T22" style:family="text">
      <style:text-properties style:font-name="Times New Roman" fo:font-style="normal" fo:font-weight="normal" style:font-name-asian="Arial" style:font-style-asian="normal" style:font-weight-asian="normal" style:font-name-complex="Times New Roman" style:language-complex="zxx" style:country-complex="none" style:font-style-complex="normal" style:font-weight-complex="normal"/>
    </style:style>
    <style:style style:name="T23" style:family="text">
      <style:text-properties style:font-name="Times New Roman" fo:font-style="normal" fo:font-weight="normal" fo:background-color="transparent" style:font-name-asian="Arial" style:font-style-asian="normal" style:font-weight-asian="normal" style:font-name-complex="Times New Roman" style:language-complex="zxx" style:country-complex="none" style:font-style-complex="normal" style:font-weight-complex="normal"/>
    </style:style>
    <style:style style:name="T24" style:family="text">
      <style:text-properties style:font-name="Times New Roman" fo:background-color="#ffffff" style:font-name-complex="Times New Roman"/>
    </style:style>
    <style:style style:name="T25" style:family="text">
      <style:text-properties style:font-name="Times New Roman" fo:font-size="10pt" style:font-size-asian="10pt" style:font-size-complex="10pt"/>
    </style:style>
    <style:style style:name="T26" style:family="text">
      <style:text-properties style:font-name="Times New Roman" fo:font-size="10pt" style:font-name-asian="Arial" style:font-size-asian="10pt" style:font-name-complex="Arial" style:font-size-complex="10pt"/>
    </style:style>
    <style:style style:name="T27" style:family="text">
      <style:text-properties style:font-name="Times New Roman" style:language-asian="zh" style:country-asian="CN" style:font-name-complex="Times New Roman"/>
    </style:style>
    <style:style style:name="T28" style:family="text">
      <style:text-properties fo:color="#000000"/>
    </style:style>
    <style:style style:name="T29" style:family="text">
      <style:text-properties fo:color="#000000" style:font-name="Times New Roman" style:font-name-asian="Times New Roman"/>
    </style:style>
    <style:style style:name="T30" style:family="text">
      <style:text-properties fo:color="#000000" style:font-name="Times New Roman" style:font-name-asian="Times New Roman" style:language-asian="zh" style:country-asian="CN"/>
    </style:style>
    <style:style style:name="T31" style:family="text">
      <style:text-properties fo:color="#000000" style:font-name="Times New Roman" fo:font-size="12pt" style:font-name-asian="Times New Roman" style:font-size-asian="12pt" style:language-asian="zh" style:country-asian="CN" style:font-size-complex="12pt"/>
    </style:style>
    <style:style style:name="T32" style:family="text">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T33" style:family="text">
      <style:text-properties fo:color="#000000" style:font-name="Times New Roman" fo:font-size="12pt" fo:language="en" fo:country="US" fo:font-weight="bold" style:font-name-asian="Times New Roman" style:font-size-asian="12pt" style:language-asian="zh" style:country-asian="CN" style:font-weight-asian="bold" style:font-name-complex="Tahoma" style:font-size-complex="12pt" style:language-complex="zxx" style:country-complex="none" style:font-weight-complex="bold"/>
    </style:style>
    <style:style style:name="T34" style:family="text">
      <style:text-properties fo:color="#000000" style:font-name="Times New Roman" fo:font-size="12pt" fo:language="en" fo:country="US" style:font-name-asian="Times New Roman" style:font-size-asian="12pt" style:language-asian="zh" style:country-asian="CN" style:font-name-complex="Tahoma" style:font-size-complex="12pt" style:language-complex="zxx" style:country-complex="none"/>
    </style:style>
    <style:style style:name="T35" style:family="text">
      <style:text-properties fo:color="#000000" style:font-name="Times New Roman" fo:font-size="12pt" fo:font-weight="normal" style:font-size-asian="12pt" style:font-weight-asian="bold" style:font-size-complex="12pt" style:font-weight-complex="bold"/>
    </style:style>
    <style:style style:name="T36" style:family="text">
      <style:text-properties fo:color="#000000" style:font-name="Times New Roman" fo:font-size="10pt" style:font-name-asian="Times New Roman" style:font-size-asian="10pt" style:font-size-complex="10pt"/>
    </style:style>
    <style:style style:name="T37" style:family="text">
      <style:text-properties fo:color="#000000" style:font-name="Times New Roman" fo:font-size="10pt" style:font-name-asian="Arial" style:font-size-asian="10pt" style:font-name-complex="Arial" style:font-size-complex="10pt"/>
    </style:style>
    <style:style style:name="T38" style:family="text">
      <style:text-properties fo:color="#000000" style:font-name="Arial" style:font-name-asian="Times New Roman" style:font-name-complex="Arial"/>
    </style:style>
    <style:style style:name="T39" style:family="text">
      <style:text-properties fo:color="#000000" style:font-name="Arial" fo:font-weight="bold" style:font-name-asian="Times New Roman" style:font-weight-asian="bold" style:font-name-complex="Arial" style:font-weight-complex="bold"/>
    </style:style>
    <style:style style:name="T40" style:family="text">
      <style:text-properties fo:color="#000000" style:font-name="Arial" style:font-name-asian="Arial" style:font-name-complex="Arial"/>
    </style:style>
    <style:style style:name="T41" style:family="text">
      <style:text-properties fo:color="#000000" style:font-name-asian="Times New Roman" style:language-asian="zh" style:country-asian="CN" style:font-name-complex="Arial"/>
    </style:style>
    <style:style style:name="T42" style:family="text">
      <style:text-properties fo:color="#000000" style:font-name-asian="Times New Roman" style:font-name-complex="Arial"/>
    </style:style>
    <style:style style:name="T43" style:family="text">
      <style:text-properties fo:color="#000000" fo:font-weight="bold" style:font-weight-asian="bold" style:font-weight-complex="bold"/>
    </style:style>
    <style:style style:name="T44" style:family="text">
      <style:text-properties fo:color="#000000" fo:font-weight="normal" style:font-weight-asian="normal" style:font-weight-complex="normal"/>
    </style:style>
    <style:style style:name="T45" style:family="text">
      <style:text-properties fo:color="#000000" fo:font-weight="normal" style:font-weight-asian="bold" style:font-weight-complex="bold"/>
    </style:style>
    <style:style style:name="T46" style:family="text">
      <style:text-properties fo:color="#000000" fo:font-weight="normal" style:font-weight-asian="bold" style:font-name-complex="Arial" style:font-weight-complex="bold"/>
    </style:style>
    <style:style style:name="T47" style:family="text">
      <style:text-properties fo:color="#000000" fo:font-size="12pt" fo:language="en" fo:country="US" fo:font-weight="bold" style:font-size-asian="12pt" style:language-asian="zh" style:country-asian="CN" style:font-weight-asian="bold" style:font-name-complex="Tahoma" style:font-size-complex="12pt" style:language-complex="zxx" style:country-complex="none" style:font-weight-complex="bold"/>
    </style:style>
    <style:style style:name="T48" style:family="text">
      <style:text-properties fo:color="#000000" fo:font-size="12pt" fo:language="en" fo:country="US" style:font-size-asian="12pt" style:language-asian="zh" style:country-asian="CN" style:font-name-complex="Tahoma" style:font-size-complex="12pt" style:language-complex="zxx" style:country-complex="none"/>
    </style:style>
    <style:style style:name="T49" style:family="text">
      <style:text-properties fo:color="#000000" fo:font-size="12pt" fo:language="en" fo:country="US" style:font-size-asian="12pt" style:language-asian="zh" style:country-asian="CN" style:font-name-complex="Helvetica-Bold" style:font-size-complex="12pt" style:language-complex="zxx" style:country-complex="none"/>
    </style:style>
    <style:style style:name="T50" style:family="text">
      <style:text-properties fo:color="#000000" fo:font-size="12pt" fo:language="en" fo:country="US" style:font-size-asian="12pt" style:font-name-complex="Tahoma" style:font-size-complex="12pt" style:language-complex="zxx" style:country-complex="none"/>
    </style:style>
    <style:style style:name="T51" style:family="text">
      <style:text-properties fo:color="#000000" fo:font-size="12pt" fo:language="en" fo:country="US" style:font-size-asian="12pt" style:font-name-complex="Helvetica-Bold" style:font-size-complex="12pt" style:language-complex="zxx" style:country-complex="none"/>
    </style:style>
    <style:style style:name="T52"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font-name-complex="Helvetica-Bold"/>
    </style:style>
    <style:style style:name="T54" style:family="text">
      <style:text-properties fo:color="#000000" fo:font-style="normal" fo:font-weight="normal"/>
    </style:style>
    <style:style style:name="T55" style:family="text">
      <style:text-properties fo:color="#000000" fo:font-style="normal" fo:font-weight="normal" style:font-weight-asian="bold" style:font-weight-complex="bold"/>
    </style:style>
    <style:style style:name="T56" style:family="text">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T57" style:family="text">
      <style:text-properties fo:color="#000000" fo:background-color="#ffffff"/>
    </style:style>
    <style:style style:name="T58" style:family="text">
      <style:text-properties style:font-name-asian="宋体1"/>
    </style:style>
    <style:style style:name="T59" style:family="text">
      <style:text-properties style:font-name-asian="宋体1" style:language-asian="zh" style:country-asian="CN"/>
    </style:style>
    <style:style style:name="T60" style:family="text">
      <style:text-properties style:language-asian="zh" style:country-asian="CN"/>
    </style:style>
    <style:style style:name="T61" style:family="text">
      <style:text-properties fo:color="#0000ff"/>
    </style:style>
    <style:style style:name="T62" style:family="text">
      <style:text-properties fo:font-style="italic" style:font-style-asian="italic"/>
    </style:style>
    <style:style style:name="T63" style:family="text">
      <style:text-properties fo:font-style="italic" style:font-style-asian="italic" style:font-style-complex="italic"/>
    </style:style>
    <style:style style:name="T64" style:family="text">
      <style:text-properties fo:font-style="italic" style:font-style-asian="italic" style:font-name-complex="Helv" style:font-style-complex="italic"/>
    </style:style>
    <style:style style:name="T65" style:family="text">
      <style:text-properties fo:font-style="italic" fo:font-weight="bold" style:font-style-asian="italic" style:font-weight-asian="bold" style:font-weight-complex="bold"/>
    </style:style>
    <style:style style:name="T66" style:family="text">
      <style:text-properties fo:font-style="italic" fo:font-weight="bold" style:font-style-asian="italic" style:font-weight-asian="bold" style:font-style-complex="italic"/>
    </style:style>
    <style:style style:name="T67" style:family="text">
      <style:text-properties fo:font-style="italic" fo:font-weight="bold" style:font-style-asian="italic" style:font-weight-asian="bold" style:font-name-complex="Helv" style:font-style-complex="italic"/>
    </style:style>
    <style:style style:name="T68" style:family="text">
      <style:text-properties fo:color="#ff0000"/>
    </style:style>
    <style:style style:name="T69" style:family="text">
      <style:text-properties style:font-name-complex="Helv"/>
    </style:style>
    <style:style style:name="T70" style:family="text">
      <style:text-properties fo:language="da" fo:country="DK" style:font-name-complex="Helv"/>
    </style:style>
    <style:style style:name="T71" style:family="text">
      <style:text-properties style:font-name="Times New Roman3" fo:font-size="12pt" fo:language="en" fo:country="US" fo:font-style="italic" style:font-style-asian="italic" style:font-name-complex="Times New Roman" style:font-style-complex="italic"/>
    </style:style>
    <style:style style:name="T72" style:family="text">
      <style:text-properties fo:font-size="12pt" fo:font-style="normal" style:font-size-asian="12pt" style:language-asian="zh" style:country-asian="CN" style:font-style-asian="normal" style:font-size-complex="12pt" style:font-style-complex="normal"/>
    </style:style>
    <style:style style:name="T73" style:family="text">
      <style:text-properties fo:font-size="12pt" fo:font-style="normal" style:font-size-asian="12pt" style:language-asian="zh" style:country-asian="CN" style:font-style-asian="normal" style:font-name-complex="Arial" style:font-size-complex="12pt" style:font-style-complex="normal"/>
    </style:style>
    <style:style style:name="T74" style:family="text">
      <style:text-properties style:use-window-font-color="true"/>
    </style:style>
    <style:style style:name="T75" style:family="text">
      <style:text-properties style:use-window-font-color="true" style:font-name="Times New Roman" fo:font-size="12pt" fo:language="en" fo:country="US" fo:font-style="normal" fo:font-weight="normal" style:font-name-asian="Arial" style:font-size-asian="12pt" style:font-style-asian="normal" style:font-weight-asian="normal" style:font-name-complex="Times New Roman" style:font-size-complex="12pt" style:language-complex="en" style:country-complex="US" style:font-style-complex="normal" style:font-weight-complex="normal"/>
    </style:style>
    <style:style style:name="T76" style:family="text">
      <style:text-properties style:use-window-font-color="true" fo:font-size="12pt" fo:language="en" fo:country="US" fo:font-style="normal" fo:font-weight="bold" style:font-name-asian="Arial" style:font-size-asian="12pt" style:font-style-asian="normal" style:font-weight-asian="bold" style:font-size-complex="12pt" style:language-complex="en" style:country-complex="US" style:font-style-complex="normal" style:font-weight-complex="bold"/>
    </style:style>
    <style:style style:name="T77" style:family="text">
      <style:text-properties fo:font-style="normal"/>
    </style:style>
    <style:style style:name="T78" style:family="text">
      <style:text-properties fo:font-style="normal" fo:font-weight="normal" style:font-name-asian="Arial" style:font-style-asian="normal" style:font-weight-asian="normal" style:font-name-complex="Arial" style:language-complex="zxx" style:country-complex="none" style:font-style-complex="normal" style:font-weight-complex="normal"/>
    </style:style>
    <style:style style:name="T79" style:family="text">
      <style:text-properties fo:font-style="normal" style:font-style-asian="normal" style:font-style-complex="normal"/>
    </style:style>
    <style:style style:name="T80" style:family="text">
      <style:text-properties fo:font-style="normal" style:language-asian="zh" style:country-asian="CN" style:font-style-asian="normal" style:font-size-complex="12pt" style:font-style-complex="normal"/>
    </style:style>
    <style:style style:name="T81" style:family="text">
      <style:text-properties style:font-name-asian="Arial" style:font-name-complex="Arial"/>
    </style:style>
    <style:style style:name="T82" style:family="text">
      <style:text-properties style:font-name-complex="Arial"/>
    </style:style>
    <style:style style:name="T83" style:family="text">
      <style:text-properties fo:language="en" fo:country="US" style:language-asian="zh" style:country-asian="CN" style:language-complex="en" style:country-complex="US"/>
    </style:style>
    <style:style style:name="T84" style:family="text">
      <style:text-properties fo:language="en" fo:country="US" style:font-name-complex="Calibri" style:language-complex="en" style:country-complex="US"/>
    </style:style>
    <style:style style:name="T85" style:family="text">
      <style:text-properties fo:language="en" fo:country="US" style:language-complex="en" style:country-complex="US"/>
    </style:style>
    <style:style style:name="T86" style:family="text">
      <style:text-properties style:font-name="Courier New" style:language-asian="zh" style:country-asian="CN" style:font-name-complex="Times New Roman"/>
    </style:style>
    <style:style style:name="T87" style:family="text">
      <style:text-properties style:font-name-complex="Helvetica"/>
    </style:style>
    <style:style style:name="T88" style:family="text">
      <style:text-properties style:font-name-complex="Helvetica-Bold"/>
    </style:style>
    <style:style style:name="T89" style:family="text">
      <style:text-properties style:font-name-complex="Helvetica-Oblique"/>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consecutive-numbering="true">
      <text:list-level-style-number text:level="1" text:style-name="Numbering_20_Symbols" style:num-suffix="." style:num-format="1" text:start-value="9"/>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7">
      <text:list-level-style-number text:level="1" style:num-suffix="." style:num-format="1"/>
      <text:list-level-style-bullet text:level="2" text:style-name="Bullet_20_Symbols" style:num-suffix="." text:bullet-char="•">
        <style:text-properties style:font-name="StarSymbol"/>
      </text:list-level-style-bullet>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text-properties style:font-name="StarSymbol"/>
      </text:list-level-style-bullet>
      <text:list-level-style-number text:level="2" style:num-suffix="." style:num-format="1"/>
      <text:list-level-style-number text:level="3" style:num-suffix="." style:num-format="1"/>
      <text:list-level-style-bullet text:level="4" text:style-name="Bullet_20_Symbols" style:num-suffix="." text:bullet-char="">
        <style:text-properties style:font-name="StarSymbol"/>
      </text:list-level-style-bullet>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prefix="("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38"/>
      <text:p text:style-name="P38">xCAT 2 cookbook for pLinux on IBM Power Series </text:p>
      <text:p text:style-name="P54"/>
      <text:p text:style-name="P56"/>
      <text:p text:style-name="P55"/>
      <text:p text:style-name="P55">Date: 02/19/2009 <text:s text:c="11"/></text:p>
      <text:p text:style-name="P27"/>
      <text:p text:style-name="P30"/>
      <text:p text:style-name="P30"/>
      <text:p text:style-name="P27"/>
      <text:p text:style-name="P27"/>
      <text:p text:style-name="P27"/>
      <text:p text:style-name="P27"/>
      <text:p text:style-name="P31">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98"><text:a xlink:type="simple" xlink:href="#1.Introduction |outline">1. Introduction <text:tab/>4</text:a></text:p>
          <text:p text:style-name="P198"><text:a xlink:type="simple" xlink:href="#2.Install  the Management node|outline">2. Install <text:s/>the Management node<text:tab/>5</text:a></text:p>
          <text:p text:style-name="P197"><text:a xlink:type="simple" xlink:href="#2.1.Install xCAT 2 on the Management node|outline">2.1. Install xCAT 2 on the Management node<text:tab/>5</text:a></text:p>
          <text:p text:style-name="P198"><text:a xlink:type="simple" xlink:href="#3.Setup  the Management Node for node  installs|outline">3. Setup <text:s/>the Management Node for node <text:s/>installs<text:tab/>5</text:a></text:p>
          <text:p text:style-name="P197"><text:a xlink:type="simple" xlink:href="#3.1.Create a YUM repository for the RHEL node installs|outline">3.1. Create a YUM repository for the RHEL node installs<text:tab/>5</text:a></text:p>
          <text:p text:style-name="P213"><text:a xlink:type="simple" xlink:href="#3.1.1.Copy the iso of the Operating System which this MN running. |outline">3.1.1. Copy the iso of the Operating System which this MN running. <text:tab/>5</text:a></text:p>
          <text:p text:style-name="P213"><text:a xlink:type="simple" xlink:href="#3.1.2.Mount the content of the iso to a dir|outline">3.1.2. Mount the content of the iso to a dir<text:tab/>5</text:a></text:p>
          <text:p text:style-name="P213"><text:a xlink:type="simple" xlink:href="#3.1.3.Create a yum repository file for OS image|outline">3.1.3. Create a yum repository file for OS image<text:tab/>5</text:a></text:p>
          <text:p text:style-name="P213"><text:a xlink:type="simple" xlink:href="#3.1.4.Create a zypper repository for SLES|outline">3.1.4. Create a zypper repository for SLES<text:tab/>5</text:a></text:p>
          <text:p text:style-name="P198"><text:a xlink:type="simple" xlink:href="#4.Setup the management node |outline">4. Setup the management node <text:tab/>5</text:a></text:p>
          <text:p text:style-name="P197"><text:a xlink:type="simple" xlink:href="#4.1.Workaround the atftpd issue with p5|outline">4.1. Workaround the atftpd issue with p5<text:tab/>5</text:a></text:p>
          <text:p text:style-name="P213"><text:a xlink:type="simple" xlink:href="#4.1.1.Remove atftp|outline">4.1.1. Remove atftp<text:tab/>5</text:a></text:p>
          <text:p text:style-name="P213"><text:a xlink:type="simple" xlink:href="#4.1.2.Install the tftp server needed by xCAT, and restart it|outline">4.1.2. Install the tftp server needed by xCAT, and restart it<text:tab/>6</text:a></text:p>
          <text:p text:style-name="P197"><text:a xlink:type="simple" xlink:href="#4.2.Setup  common attributes for xCAT in the database|outline">4.2. Setup <text:s/>common attributes for xCAT in the database<text:tab/>6</text:a></text:p>
          <text:p text:style-name="P213"><text:a xlink:type="simple" xlink:href="#4.2.1.Modify the table ppchcp (Set the default account of the HMC)|outline">4.2.1. Modify the table ppchcp (Set the default account of the HMC)<text:tab/>6</text:a></text:p>
          <text:p text:style-name="P213"><text:a xlink:type="simple" xlink:href="#4.2.2.Modify table passwd (Set the default account of the installed node)|outline">4.2.2. Modify table passwd (Set the default account of the installed node)<text:tab/>6</text:a></text:p>
          <text:p text:style-name="P197"><text:a xlink:type="simple" xlink:href="#4.3.Define nodes in the Database|outline">4.3. Define nodes in the Database<text:tab/>6</text:a></text:p>
          <text:p text:style-name="P213"><text:a xlink:type="simple" xlink:href="#4.3.1.Gather Node information using the rscan command|outline">4.3.1. Gather Node information using the rscan command<text:tab/>7</text:a></text:p>
          <text:p text:style-name="P221"><text:a xlink:type="simple" xlink:href="#4.3.1.1.Define HMC as an xCAT node|outline">4.3.1.1. Define HMC as an xCAT node<text:tab/>7</text:a></text:p>
          <text:p text:style-name="P221"><text:a xlink:type="simple" xlink:href="#4.3.1.2.Discover the LPARs managed by HMC|outline">4.3.1.2. Discover the LPARs managed by HMC<text:tab/>7</text:a></text:p>
          <text:p text:style-name="P221"><text:soft-page-break/><text:a xlink:type="simple" xlink:href="#4.3.1.3.Define xCAT node using the stanza file|outline">4.3.1.3. Define xCAT node using the stanza file<text:tab/>8</text:a></text:p>
          <text:p text:style-name="P213"><text:a xlink:type="simple" xlink:href="#4.3.2.Update the node definitions using the chtab command:|outline">4.3.2. Update the node definitions using the chtab command:<text:tab/>8</text:a></text:p>
          <text:p text:style-name="P221"><text:a xlink:type="simple" xlink:href="#4.3.2.1.Modify the table nodelist|outline">4.3.2.1. Modify the table nodelist<text:tab/>8</text:a></text:p>
          <text:p text:style-name="P221"><text:a xlink:type="simple" xlink:href="#4.3.2.2.Modify the table nodehm|outline">4.3.2.2. Modify the table nodehm<text:tab/>8</text:a></text:p>
          <text:p text:style-name="P221"><text:a xlink:type="simple" xlink:href="#4.3.2.3.Modify the table noderes|outline">4.3.2.3. Modify the table noderes<text:tab/>8</text:a></text:p>
          <text:p text:style-name="P221"><text:a xlink:type="simple" xlink:href="#4.3.2.4.Modify the table nodetype|outline">4.3.2.4. Modify the table nodetype<text:tab/>9</text:a></text:p>
          <text:p text:style-name="P221"><text:a xlink:type="simple" xlink:href="#4.3.2.5.Modify the table ppc and vpd|outline">4.3.2.5. Modify the table ppc and vpd<text:tab/>9</text:a></text:p>
          <text:p text:style-name="P221"><text:a xlink:type="simple" xlink:href="#4.3.2.1.Modify the table chain|outline">4.3.2.1. Modify the table chain<text:tab/>9</text:a></text:p>
          <text:p text:style-name="P221"><text:a xlink:type="simple" xlink:href="#4.3.2.2. Modify the table postscripts|outline">4.3.2.2. <text:s/>Modify the table postscripts<text:tab/>9</text:a></text:p>
          <text:p text:style-name="P197"><text:a xlink:type="simple" xlink:href="#4.4.Setup the Management Node Services |outline">4.4. Setup the Management Node Services <text:tab/>9</text:a></text:p>
          <text:p text:style-name="P213"><text:a xlink:type="simple" xlink:href="#4.4.1.Update the networks table|outline">4.4.1. Update the networks table<text:tab/>9</text:a></text:p>
          <text:p text:style-name="P213"><text:a xlink:type="simple" xlink:href="#4.4.2.Setup the DNS |outline">4.4.2. Setup the DNS <text:tab/>10</text:a></text:p>
          <text:p text:style-name="P221"><text:a xlink:type="simple" xlink:href="#4.4.2.1.Setup /etc/hosts with entries for all you nodes, hmcs, fsps|outline">4.4.2.1. Setup /etc/hosts with entries for all you nodes, hmcs, fsps<text:tab/>10</text:a></text:p>
          <text:p text:style-name="P221"><text:a xlink:type="simple" xlink:href="#4.4.2.2.Setup the nameserver |outline">4.4.2.2. Setup the nameserver <text:tab/>10</text:a></text:p>
          <text:p text:style-name="P221"><text:a xlink:type="simple" xlink:href="#4.4.2.3.Setup the DNS attributes in the Site table|outline">4.4.2.3. Setup the DNS attributes in the Site table<text:tab/>10</text:a></text:p>
          <text:p text:style-name="P221"><text:a xlink:type="simple" xlink:href="#4.4.2.4.Setup  DNS configuration |outline">4.4.2.4. Setup <text:s/>DNS configuration <text:tab/>10</text:a></text:p>
          <text:p text:style-name="P213"><text:a xlink:type="simple" xlink:href="#4.4.3.Configure conserver|outline">4.4.3. Configure conserver<text:tab/>10</text:a></text:p>
          <text:p text:style-name="P213"><text:a xlink:type="simple" xlink:href="#4.4.4.Check rcons|outline">4.4.4. Check rcons<text:tab/>10</text:a></text:p>
          <text:p text:style-name="P213"><text:a xlink:type="simple" xlink:href="#4.4.5.Update the mac table with the  address of the node(s)|outline">4.4.5. Update the mac table with the <text:s/>address of the node(s)<text:tab/>11</text:a></text:p>
          <text:p text:style-name="P213"><text:a xlink:type="simple" xlink:href="#4.4.6.Check rpower is working to the node |outline">4.4.6. Check rpower is working to the node <text:tab/>11</text:a></text:p>
          <text:p text:style-name="P213"><text:a xlink:type="simple" xlink:href="#4.4.7. Setup dhcp|outline">4.4.7. <text:s/>Setup dhcp<text:tab/>11</text:a></text:p>
          <text:p text:style-name="P221"><text:a xlink:type="simple" xlink:href="#4.4.7.1.Setup the site table dhcp interfaces|outline">4.4.7.1. Setup the site table dhcp interfaces<text:tab/>11</text:a></text:p>
          <text:p text:style-name="P221"><text:a xlink:type="simple" xlink:href="#4.4.7.2.Configure the DHCP|outline">4.4.7.2. Configure the DHCP<text:tab/>11</text:a></text:p>
          <text:p text:style-name="P198"><text:a xlink:type="simple" xlink:href="#5.Install a Compute Node |outline">5. Install a Compute Node <text:tab/>11</text:a></text:p>
          <text:p text:style-name="P213"><text:a xlink:type="simple" xlink:href="#5.1.1.Prepare the installation source|outline">5.1.1. Prepare the installation source<text:tab/>12</text:a></text:p>
          <text:p text:style-name="P213"><text:a xlink:type="simple" xlink:href="#5.1.2.Diskfull/Statefull Node installation|outline">5.1.2. Diskfull/Statefull Node installation<text:tab/>13</text:a></text:p>
          <text:p text:style-name="P221"><text:a xlink:type="simple" xlink:href="#5.1.2.1.Set the node status|outline">5.1.2.1. Set the node status<text:tab/>13</text:a></text:p>
          <text:p text:style-name="P221"><text:a xlink:type="simple" xlink:href="#5.1.2.2.Reboot to start the installation|outline">5.1.2.2. Reboot to start the installation<text:tab/>13</text:a></text:p>
          <text:p text:style-name="P221"><text:a xlink:type="simple" xlink:href="#5.1.2.3.Check the installation results|outline">5.1.2.3. Check the installation results<text:tab/>13</text:a></text:p>
          <text:p text:style-name="P213"><text:a xlink:type="simple" xlink:href="#5.1.1.Install a Diskless/Stateless Compute node|outline">5.1.1. Install a Diskless/Stateless Compute node<text:tab/>13</text:a></text:p>
          <text:p text:style-name="P221"><text:a xlink:type="simple" xlink:href="#5.1.1.1.Generate the stateless image for compute node|outline">5.1.1.1. Generate the stateless image for compute node<text:tab/>13</text:a></text:p>
          <text:p text:style-name="P221"><text:a xlink:type="simple" xlink:href="#5.1.1.2.Check the compute node packaging list|outline">5.1.1.2. Check the compute node packaging list<text:tab/>13</text:a></text:p>
          <text:p text:style-name="P221"><text:a xlink:type="simple" xlink:href="#5.1.1.3.Run image generation|outline">5.1.1.3. Run image generation<text:tab/>14</text:a></text:p>
          <text:p text:style-name="P221"><text:a xlink:type="simple" xlink:href="#5.1.1.4.Edit inittab|outline">5.1.1.4. Edit inittab<text:tab/>14</text:a></text:p>
          <text:p text:style-name="P221"><text:a xlink:type="simple" xlink:href="#5.1.1.5.Edit init.d/boot.rootfsck|outline">5.1.1.5. Edit init.d/boot.rootfsck<text:tab/>14</text:a></text:p>
          <text:p text:style-name="P221"><text:a xlink:type="simple" xlink:href="#5.1.1.6.Edit securetty|outline">5.1.1.6. Edit securetty<text:tab/>15</text:a></text:p>
          <text:p text:style-name="P221"><text:a xlink:type="simple" xlink:href="#5.1.1.7.Edit fstab:|outline">5.1.1.7. Edit fstab:<text:tab/>15</text:a></text:p>
          <text:p text:style-name="P221"><text:a xlink:type="simple" xlink:href="#5.1.1.8.Pack the image|outline">5.1.1.8. Pack the image<text:tab/>15</text:a></text:p>
          <text:p text:style-name="P221"><text:a xlink:type="simple" xlink:href="#5.1.1.9.Set the node status|outline">5.1.1.9. Set the node status<text:tab/>15</text:a></text:p>
          <text:p text:style-name="P221"><text:soft-page-break/><text:a xlink:type="simple" xlink:href="#5.1.1.10.Reboot to start the installation|outline">5.1.1.10. Reboot to start the installation<text:tab/>15</text:a></text:p>
          <text:p text:style-name="P221"><text:a xlink:type="simple" xlink:href="#5.1.1.11.Check the installation result|outline">5.1.1.11. Check the installation result<text:tab/>15</text:a></text:p>
          <text:p text:style-name="P198"><text:a xlink:type="simple" xlink:href="#6.Additional Commands|outline">6. Additional Commands<text:tab/>15</text:a></text:p>
          <text:p text:style-name="P197"><text:a xlink:type="simple" xlink:href="#6.1.rflash|outline">6.1. rflash<text:tab/>15</text:a></text:p>
          <text:p text:style-name="P213"><text:a xlink:type="simple" xlink:href="#6.1.1.Requirements|outline">6.1.1. Requirements<text:tab/>15</text:a></text:p>
          <text:p text:style-name="P213"><text:a xlink:type="simple" xlink:href="#6.1.1.To perform firmware update for a CEC of HMC-attached System p5 and p6 |outline">6.1.1. To perform firmware update for a CEC of HMC-attached System p5 and p6 <text:tab/>16</text:a></text:p>
          <text:p text:style-name="P221"><text:a xlink:type="simple" xlink:href="#6.1.1.1.  Define the CEC as a node on the management node .|outline">6.1.1.1. <text:s text:c="2"/>Define the CEC as a node on the management node .<text:tab/>16</text:a></text:p>
          <text:p text:style-name="P221"><text:a xlink:type="simple" xlink:href="#6.1.1.1.Setup SSH connection to HMC|outline">6.1.1.1. Setup SSH connection to HMC<text:tab/>16</text:a></text:p>
          <text:p text:style-name="P221"><text:a xlink:type="simple" xlink:href="#6.1.1.1.Check firmware level|outline">6.1.1.1. Check firmware level<text:tab/>16</text:a></text:p>
          <text:p text:style-name="P221"><text:a xlink:type="simple" xlink:href="#6.1.1.1.Update the firmware|outline">6.1.1.1. Update the firmware<text:tab/>17</text:a></text:p>
          <text:p text:style-name="P213"><text:a xlink:type="simple" xlink:href="#6.1.1.To perform firmware update for a BPA of HMC-attached System p5 and p6 |outline">6.1.1. To perform firmware update for a BPA of HMC-attached System p5 and p6 <text:tab/>17</text:a></text:p>
          <text:p text:style-name="P221"><text:a xlink:type="simple" xlink:href="#6.1.1.1.Define the BPA as a node on the management node. |outline">6.1.1.1. Define the BPA as a node on the management node. <text:tab/>17</text:a></text:p>
          <text:p text:style-name="P221"><text:a xlink:type="simple" xlink:href="#6.1.1.2.Make sure that the BPA must be the “parent” attribute of  one CEC which is controlled by the same HMC in PPC table. |outline">6.1.1.2. Make sure that the BPA must be the “parent” attribute of <text:s/>one CEC which is controlled by the same HMC in PPC table. <text:tab/>18</text:a></text:p>
          <text:p text:style-name="P221"><text:a xlink:type="simple" xlink:href="#6.1.1.1. Setup SSH connection to HMC|outline">6.1.1.1. <text:s/>Setup SSH connection to HMC<text:tab/>18</text:a></text:p>
          <text:p text:style-name="P221"><text:a xlink:type="simple" xlink:href="#6.1.1.1.User rinv to check the firmware level ( see rinv manpage). |outline">6.1.1.1. User rinv to check the firmware level ( see rinv manpage). <text:tab/>18</text:a></text:p>
          <text:p text:style-name="P221"><text:a xlink:type="simple" xlink:href="#6.1.1.1.Update the firmware|outline">6.1.1.1. Update the firmware<text:tab/>18</text:a></text:p>
          <text:p text:style-name="P213"><text:a xlink:type="simple" xlink:href="#6.1.1.Commit currently activated LIC update(copy T to P) for a CEC of HMC-attached System p5 and p6 |outline">6.1.1. Commit currently activated LIC update(copy T to P) for a CEC of HMC-attached System p5 and p6 <text:tab/>19</text:a></text:p>
        </text:index-body>
      </text:table-of-content>
      <text:section text:style-name="Sect2" text:name="区域2">
        <text:p text:style-name="P69"/>
        <text:p text:style-name="P70"/>
      </text:section>
      <text:section text:style-name="Sect3" text:name="区域3">
        <text:p text:style-name="P33"/>
        <text:list text:style-name="L1">
          <text:list-item>
            <text:h text:style-name="P164" text:outline-level="1">Introduction </text:h>
          </text:list-item>
        </text:list>
        <text:p text:style-name="P27">This cookbook introduces how to use the xCAT2 to install Linux on the IBM power series machines. <text:s/></text:p>
        <text:p text:style-name="P27">The power series machine has following characters: </text:p>
        <text:p text:style-name="P57">1. Has multiple Lpars (The Lpar will be the target machine to install, that means the Lpar will be the compute node); </text:p>
        <text:p text:style-name="P57">2. The Ethernet card and SCSI partition are virtual devices; </text:p>
        <text:p text:style-name="P57">3. Use the HMC or IVM as the HCP (hardware control point)</text:p>
        <text:p text:style-name="P27"/>
        <text:p text:style-name="P27">xCAT supports two types of installation type for compute node: Full installation <text:s/>Diskfull (Statefull) and Diskless (Stateless). <text:s/>xCAT also supports a hierarchical cluster which <text:s/>uses one or more service <text:s/>nodes to handle the installation and management of compute nodes. <text:span text:style-name="T6">This cookbook will <text:s/>not cover hierarchy</text:span>. </text:p>
        <text:p text:style-name="P27">Base on the two types of installations, the following installation scenarios will be introduced:</text:p>
        <text:p text:style-name="P57">1. Install a stateful compute node</text:p>
        <text:p text:style-name="P57">2. Install a stateless compute node</text:p>
        <text:p text:style-name="P27"/>
        <text:p text:style-name="P27"/>
        <text:p text:style-name="P27">In order to make the reader understands the installation steps easily, this cookbook introduces a test environment as an example to simulate the whole installation process.</text:p>
        <text:p text:style-name="P27">The following is the test environment:</text:p>
        <text:p text:style-name="P27"/>
        <text:p text:style-name="P27">The management node:</text:p>
        <text:p text:style-name="P76">Arch: Lpar of p5/p6 </text:p>
        <text:p text:style-name="P76">OS: Red Hat 5.2</text:p>
        <text:p text:style-name="P76">Hostname: pmanagenode</text:p>
        <text:p text:style-name="P76">IP: 192.168.0.1</text:p>
        <text:p text:style-name="P76">HCP: HMC</text:p>
        <text:p text:style-name="P27"/>
        <text:p text:style-name="P27">The compute node:</text:p>
        <text:p text:style-name="P76">Arch: Lpar of p5/p6</text:p>
        <text:p text:style-name="P76">OS: Red Hat 5.2</text:p>
        <text:p text:style-name="P76">Hostname: pnode1</text:p>
        <text:p text:style-name="P76">IP: 192.168.0.10</text:p>
        <text:p text:style-name="P76">HCP: HMC</text:p>
        <text:p text:style-name="P27"/>
        <text:p text:style-name="P27">The xCAT version:</text:p>
        <text:p text:style-name="P27"><text:tab/>xCAT-2.1+</text:p>
        <text:p text:style-name="P27"/>
        <text:p text:style-name="P49"/>
        <text:p text:style-name="P27"><text:a xlink:type="simple" xlink:href="https://xcat.svn.sourceforge.net/svnroot/xcat/xcat-core/trunk/xCAT-client/share/doc/xCAT2top.pdf"/></text:p>
        <text:list text:style-name="L1" text:continue-numbering="true">
          <text:list-item>
            <text:h text:style-name="P164" text:outline-level="1"><text:soft-page-break/>Install <text:s/>the Management node</text:h>
            <text:list>
              <text:list-item>
                <text:h text:style-name="P214" text:outline-level="2">Install xCAT 2 on <text:span text:style-name="T58">the </text:span>Management node</text:h>
              </text:list-item>
            </text:list>
          </text:list-item>
        </text:list>
        <text:p text:style-name="P53"><text:span text:style-name="T13">Before preceding to setup your pLlinux Cluster, <text:s/>you should first read <text:s/></text:span><text:a xlink:type="simple" xlink:href="https://xcat.svn.sourceforge.net/svnroot/xcat/xcat-core/trunk/xCAT-client/share/doc/xCAT2top.pdf"><text:span text:style-name="T13">xCATtop </text:span></text:a><text:a xlink:type="simple" xlink:href="https://xcat.svn.sourceforge.net/svnroot/xcat/xcat-core/trunk/xCAT-client/share/doc/xCAT2top.pdf"><text:span text:style-name="T13"><text:s/></text:span></text:a><text:span text:style-name="T13"><text:s/>for information on downloading and installing xCAT on your Management Node. </text:span></text:p>
        <text:list text:style-name="L1" text:continue-numbering="true">
          <text:list-item>
            <text:h text:style-name="P164" text:outline-level="1">Setup <text:s/>the Management Node for node <text:s/>installs</text:h>
            <text:list>
              <text:list-item>
                <text:h text:style-name="P214" text:outline-level="2">Create <text:span text:style-name="T58">a</text:span> YUM repository for the RHEL node installs</text:h>
                <text:list>
                  <text:list-item>
                    <text:h text:style-name="P173" text:outline-level="3">Copy the iso of the Operating System which this MN running. </text:h>
                  </text:list-item>
                </text:list>
              </text:list-item>
            </text:list>
          </text:list-item>
        </text:list>
        <text:p text:style-name="P27">You can copy it from internal source server or download it from Internet</text:p>
        <text:p text:style-name="P27"/>
        <text:p text:style-name="Code">mkdir /iso</text:p>
        <text:p text:style-name="Code">copy RHEL5.2-Server-20080430.0-ppc-DVD.iso to /iso/</text:p>
        <text:list text:style-name="L1" text:continue-numbering="true">
          <text:list-item>
            <text:list text:continue-numbering="true">
              <text:list-item>
                <text:list text:continue-numbering="true">
                  <text:list-item>
                    <text:h text:style-name="P173" text:outline-level="3">Mount the content of the iso to a dir</text:h>
                  </text:list-item>
                </text:list>
              </text:list-item>
            </text:list>
          </text:list-item>
        </text:list>
        <text:p text:style-name="P50"/>
        <text:p text:style-name="Code">mkdir /iso/1</text:p>
        <text:p text:style-name="Code">cd /iso</text:p>
        <text:p text:style-name="Code">mount -o loop RHEL5.2-Server-20080430.0-ppc-DVD.iso 1</text:p>
        <text:list text:style-name="L1" text:continue-numbering="true">
          <text:list-item>
            <text:list text:continue-numbering="true">
              <text:list-item>
                <text:list text:continue-numbering="true">
                  <text:list-item>
                    <text:h text:style-name="P173" text:outline-level="3">Create <text:span text:style-name="T58">a</text:span> yum repository file for OS image</text:h>
                  </text:list-item>
                </text:list>
              </text:list-item>
            </text:list>
          </text:list-item>
        </text:list>
        <text:p text:style-name="Code"><text:tab/>cd /etc/yum.repos.d</text:p>
        <text:p text:style-name="P27">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list text:style-name="L1" text:continue-numbering="true">
          <text:list-item>
            <text:list text:continue-numbering="true">
              <text:list-item>
                <text:list text:continue-numbering="true">
                  <text:list-item>
                    <text:h text:style-name="P196" text:outline-level="3">Create a zypper repository for SLES</text:h>
                  </text:list-item>
                </text:list>
              </text:list-item>
            </text:list>
          </text:list-item>
        </text:list>
        <text:p text:style-name="P27">Add<text:span text:style-name="T60"> the repository using “zypper” command:</text:span></text:p>
        <text:p text:style-name="Code"><text:span text:style-name="T60"><text:tab/>zypper ar </text:span><text:a xlink:type="simple" xlink:href="/iso/1"><text:span text:style-name="T60">file:///iso/1</text:span></text:a><text:span text:style-name="T60"> sles11</text:span></text:p>
        <text:p text:style-name="P21"/>
        <text:p text:style-name="P21">if you are creating a <text:s/>SLES10.2 repository </text:p>
        <text:p text:style-name="Code"><text:span text:style-name="T60"><text:s text:c="3"/>zypper sa </text:span><text:a xlink:type="simple" xlink:href="/iso/1"><text:span text:style-name="T60">file:///iso/1</text:span></text:a><text:span text:style-name="T60"> sles10</text:span></text:p>
        <text:list text:style-name="L1" text:continue-numbering="true">
          <text:list-item>
            <text:h text:style-name="P164" text:outline-level="1">Setup the management node </text:h>
            <text:list>
              <text:list-item>
                <text:h text:style-name="P214" text:outline-level="2">Workaround the atftpd issue<text:span text:style-name="T58"> with p5</text:span></text:h>
              </text:list-item>
            </text:list>
          </text:list-item>
        </text:list>
        <text:p text:style-name="P27">The tftp client in the open firmware of p5 is only compatible with tftp-server instead of atftpd which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style-name="P173"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173" text:outline-level="3"><text:soft-page-break/>Install the tftp <text:span text:style-name="T58">server </text:span>needed by xC<text:span text:style-name="T58">AT</text:span>, and restart it</text:h>
                  </text:list-item>
                </text:list>
              </text:list-item>
            </text:list>
          </text:list-item>
        </text:list>
        <text:p text:style-name="P50">For RHEL:</text:p>
        <text:p text:style-name="Code">yum install tftp-server.ppc</text:p>
        <text:p text:style-name="P81">Notes: make sure the entry "disable=no" in the /etc/xinetd.d/tftp.</text:p>
        <text:p text:style-name="P82">service xinetd restart</text:p>
        <text:p text:style-name="P71">For SLES:</text:p>
        <text:p text:style-name="P71">zypper install tftp-server.ppc</text:p>
        <text:list text:style-name="L1" text:continue-numbering="true">
          <text:list-item>
            <text:list text:continue-numbering="true">
              <text:list-item>
                <text:h text:style-name="P214" text:outline-level="2">Setup <text:s/><text:span text:style-name="T58">c</text:span>ommon attribute<text:span text:style-name="T58">s</text:span> for xCAT in the database</text:h>
                <text:list>
                  <text:list-item>
                    <text:h text:style-name="P184" text:outline-level="3">Modify the table ppchcp (Set the default account of the HMC)</text:h>
                  </text:list-item>
                </text:list>
              </text:list-item>
            </text:list>
          </text:list-item>
        </text:list>
        <text:p text:style-name="Code">chtab hcp=hmc.cluster.net ppchcp.username=hscroot ppchcp.password=abc123</text:p>
        <text:list text:style-name="L1" text:continue-numbering="true">
          <text:list-item>
            <text:list text:continue-numbering="true">
              <text:list-item>
                <text:list text:continue-numbering="true">
                  <text:list-item>
                    <text:h text:style-name="P173" text:outline-level="3">Modify table passwd (Set the default account of the installed node)</text:h>
                  </text:list-item>
                </text:list>
              </text:list-item>
            </text:list>
          </text:list-item>
        </text:list>
        <text:p text:style-name="Code">chtab key=system passwd.key=system passwd.username=root passwd.password=cluster</text:p>
        <text:list text:style-name="L1" text:continue-numbering="true">
          <text:list-item>
            <text:list text:continue-numbering="true">
              <text:list-item>
                <text:h text:style-name="P219" text:outline-level="2"><text:span text:style-name="T58">D</text:span>efine <text:span text:style-name="T58">nodes</text:span> in the Database</text:h>
              </text:list-item>
            </text:list>
          </text:list-item>
        </text:list>
        <text:p text:style-name="P77">The definition of a node is stored in several tables of the xCAT database. <text:s/>There are two ways to define a node and add <text:s/>records in <text:s/>tables: </text:p>
        <text:p text:style-name="P77">You can use the chdef, mkdef command and add them manually or use the <text:span text:style-name="T6">rscan</text:span> command to collect the data and use a stanza file. </text:p>
        <text:p text:style-name="Text_20_body_20_indent"><text:span text:style-name="T13">We will <text:s/>use </text:span><text:span text:style-name="T10">rscan</text:span><text:span text:style-name="T13"> command to get the attributes of the node and save the attributes into a stanza file. <text:s/>The stanza file can be used to update the database. You can then use the commands <text:s/>(</text:span><text:span text:style-name="Strong_20_Emphasis"><text:span text:style-name="T13">mkdef</text:span></text:span><text:span text:style-name="T13">, </text:span><text:span text:style-name="Strong_20_Emphasis"><text:span text:style-name="T13">chdef</text:span></text:span><text:span text:style-name="T13">, </text:span><text:span text:style-name="Strong_20_Emphasis"><text:span text:style-name="T13">lsdef</text:span></text:span><text:span text:style-name="T13">, and </text:span><text:span text:style-name="Strong_20_Emphasis"><text:span text:style-name="T13">rmdef) </text:span></text:span><text:span text:style-name="Strong_20_Emphasis"><text:span text:style-name="T14">to </text:span></text:span><text:span text:style-name="T13"><text:s/>display or edit the information that was created in the database.</text:span></text:p>
        <text:p text:style-name="P27"/>
        <text:p text:style-name="P27"/>
        <text:p text:style-name="P32">EXAMPLE:</text:p>
        <text:p text:style-name="P27">We want to install a node with following attributes.</text:p>
        <text:p text:style-name="P58"><text:span text:style-name="T10">Hostname:</text:span><text:span text:style-name="T13"> pnode1</text:span></text:p>
        <text:p text:style-name="P58"><text:span text:style-name="T10">IP:</text:span><text:span text:style-name="T13"> 192.168.0.10</text:span></text:p>
        <text:p text:style-name="P58"><text:span text:style-name="T10">Arch:</text:span><text:span text:style-name="T13"> ppc64 (An Lpar of power5); machine name: Server-9117-MMA-SNxxxx; Lpar ID: 1; Lpar profile: vlpar1.prof;</text:span></text:p>
        <text:p text:style-name="P58"><text:span text:style-name="T10">HCP:</text:span><text:span text:style-name="T13"> HMC (hmc.cluster.net: 192.168.0.100)</text:span></text:p>
        <text:p text:style-name="P58"><text:span text:style-name="T10">Install Interface:</text:span><text:span text:style-name="T13"> eth0</text:span></text:p>
        <text:p text:style-name="P58"><text:span text:style-name="T10">OS:</text:span><text:span text:style-name="T13"> rhels5.2</text:span></text:p>
        <text:p text:style-name="P58"><text:span text:style-name="T10">Postscripts:</text:span><text:span text:style-name="T13"> setupntp (The scripts will be run after the installation)</text:span></text:p>
        <text:p text:style-name="P58"><text:span text:style-name="T10">Group:</text:span><text:span text:style-name="T13"> hmc,all (The node belong to these groups, then it will has the attributes of these groups as default) </text:span></text:p>
        <text:p text:style-name="P58"><text:span text:style-name="T10">Nodetype:</text:span><text:span text:style-name="T13"> compute (A common node. If you want to install a service node, the Nodetype should be “service”)</text:span></text:p>
        <text:p text:style-name="P27"/>
        <text:p text:style-name="P27">The attributes of Management node:</text:p>
        <text:p text:style-name="P58"><text:span text:style-name="T10">Hostname:</text:span><text:span text:style-name="T13"> pmanagenode</text:span></text:p>
        <text:p text:style-name="P58"><text:span text:style-name="T10">IP:</text:span><text:span text:style-name="T13"> 192.168.0.1</text:span></text:p>
        <text:list text:style-name="L1" text:continue-numbering="true">
          <text:list-item>
            <text:list text:continue-numbering="true">
              <text:list-item>
                <text:list text:continue-numbering="true">
                  <text:list-item>
                    <text:h text:style-name="P184" text:outline-level="3"><text:soft-page-break/>Gather Node information using the rscan command</text:h>
                    <text:list>
                      <text:list-item>
                        <text:h text:style-name="P86" text:outline-level="4">Define HMC as an xCAT node</text:h>
                      </text:list-item>
                    </text:list>
                  </text:list-item>
                </text:list>
              </text:list-item>
            </text:list>
          </text:list-item>
        </text:list>
        <text:p text:style-name="P66">First, we define the hardware control point of the nodes in the cluster database. </text:p>
        <text:p text:style-name="P66">The following command will create an xCAT node definition for an HMC with a host name of “<text:span text:style-name="T62">hmc01</text:span>”. <text:s text:c="3"/>The <text:span text:style-name="T62">groups, nodetype, mgt, username</text:span>, and <text:span text:style-name="T62">password</text:span> attributes must be set.</text:p>
        <text:p text:style-name="Code">mkdef –t node –o hmc01 groups=”all” <text:s/>nodetype=hmc <text:s/>mgt=hmc <text:s/><text:tab/>username=hscroot <text:s/>password=abc123</text:p>
        <text:list text:style-name="L1" text:continue-numbering="true">
          <text:list-item>
            <text:list text:continue-numbering="true">
              <text:list-item>
                <text:list text:continue-numbering="true">
                  <text:list-item>
                    <text:list text:continue-numbering="true">
                      <text:list-item>
                        <text:h text:style-name="P86" text:outline-level="4"><text:span text:style-name="T58">D</text:span><text:span text:style-name="T59">is</text:span><text:span text:style-name="T58">cover the LPARs managed by HMC</text:span></text:h>
                      </text:list-item>
                    </text:list>
                  </text:list-item>
                </text:list>
              </text:list-item>
            </text:list>
          </text:list-item>
        </text:list>
        <text:p text:style-name="P66">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68">To write the stanza format output of <text:span text:style-name="T1">rscan</text:span> to a file called “node.stanza<text:span text:style-name="T62">”</text:span> run the following command.</text:p>
        <text:p text:style-name="Code"><text:span text:style-name="T65"><text:tab/></text:span><text:span text:style-name="T9">rscan –z hmc01 &gt; <text:s/>node.stanza</text:span></text:p>
        <text:p text:style-name="P1"/>
        <text:p text:style-name="P66">This file can then be checked and modified as needed. <text:s/>For example you may need to add a different name for the node definition or add additional attributes and values.</text:p>
        <text:p text:style-name="P66"><text:span text:style-name="T66">Note</text:span><text:span text:style-name="T63">: The stanza file will contain stanzas for things other than the LPARs. <text:s/>This information must also be defined in the xCAT database. <text:s/>It is not necessary to modify the non-LPAR stanzas in any way.</text:span></text:p>
        <text:p text:style-name="P66">The <text:s/>stanza file will look something like the following. <text:s/><text:span text:style-name="T68"><text:s/></text:span></text:p>
        <text:p text:style-name="P61"><text:span text:style-name="T69">Server-9117-MMA-SN10F6F3D</text:span><text:span text:style-name="T70">:</text:span></text:p>
        <text:p text:style-name="P63"><text:s text:c="8"/>objtype=node</text:p>
        <text:p text:style-name="P63"><text:s text:c="8"/>nodetype=fsp</text:p>
        <text:p text:style-name="P61"><text:span text:style-name="T70"><text:s text:c="8"/></text:span><text:span text:style-name="T69">id=5</text:span></text:p>
        <text:p text:style-name="P62"><text:s text:c="8"/>model=9118-575</text:p>
        <text:p text:style-name="P62"><text:s text:c="8"/>serial=02013EB</text:p>
        <text:p text:style-name="P62"><text:s text:c="8"/>hcp=hmc01</text:p>
        <text:p text:style-name="P62"><text:s text:c="8"/>pprofile=</text:p>
        <text:p text:style-name="P62"><text:s text:c="8"/>parent=Server-9458-10099201WM_A</text:p>
        <text:p text:style-name="P62"><text:s text:c="8"/>groups=fsp,all</text:p>
        <text:p text:style-name="P62"><text:s text:c="8"/>mgt=hmc</text:p>
        <text:p text:style-name="P62"/>
        <text:p text:style-name="P62">pnode1:</text:p>
        <text:p text:style-name="P62"><text:s text:c="8"/>objtype=node</text:p>
        <text:p text:style-name="P62"><text:s text:c="8"/>nodetype=lpar,osi</text:p>
        <text:p text:style-name="P61"><text:span text:style-name="T69"><text:s text:c="8"/></text:span><text:span text:style-name="T70">id=9</text:span></text:p>
        <text:p text:style-name="P62"><text:s text:c="8"/>hcp=hmc01</text:p>
        <text:p text:style-name="P62"><text:s text:c="8"/>pprofile=lpar9</text:p>
        <text:p text:style-name="P62"><text:s text:c="8"/>parent=Server-9117-MMA-SN10F6F3D</text:p>
        <text:p text:style-name="P62"><text:soft-page-break/><text:s text:c="8"/>groups=all</text:p>
        <text:p text:style-name="P61"><text:span text:style-name="T69"><text:s text:c="8"/></text:span><text:span text:style-name="T70">mgt=hmc</text:span></text:p>
        <text:p text:style-name="P63"/>
        <text:p text:style-name="P63">pnode2:</text:p>
        <text:p text:style-name="P63"><text:s text:c="8"/>objtype=node</text:p>
        <text:p text:style-name="P63"><text:s text:c="8"/>nodetype=lpar,osi</text:p>
        <text:p text:style-name="P61"><text:span text:style-name="T70"><text:s text:c="8"/></text:span><text:span text:style-name="T69">id=7</text:span></text:p>
        <text:p text:style-name="P62"><text:s text:c="8"/>hcp=hmc01</text:p>
        <text:p text:style-name="P62"><text:s text:c="8"/>pprofile=lpar6</text:p>
        <text:p text:style-name="P62"><text:s text:c="8"/>parent=Server-9117-MMA-SN10F6F3D</text:p>
        <text:p text:style-name="P62"><text:s text:c="8"/>groups=all</text:p>
        <text:p text:style-name="P62"><text:s text:c="8"/>mgt=hmc</text:p>
        <text:p text:style-name="P75"/>
        <text:p text:style-name="P67"><text:span text:style-name="T67">Note</text:span><text:span text:style-name="T64">: The </text:span><text:span text:style-name="T67">rscan</text:span><text:span text:style-name="T64"> command supports an option to automatically create node definitions in the xCAT database. <text:s text:c="2"/>To do this the LPAR name gathered by </text:span><text:span text:style-name="T67">rscan</text:span><text:span text:style-name="T64"> is used as the node name and the command sets several default values. If you use the “-w” option make sure the LPAR name you defined will be the name you want used as your node name. <text:s/></text:span></text:p>
        <text:p text:style-name="P24">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86" text:outline-level="4">Define xCAT node using the stanza file</text:h>
                      </text:list-item>
                    </text:list>
                  </text:list-item>
                </text:list>
              </text:list-item>
            </text:list>
          </text:list-item>
        </text:list>
        <text:p text:style-name="P51"><text:span text:style-name="T16">The information gathered by the </text:span><text:span text:style-name="T12">rscan </text:span><text:span text:style-name="T16">command can be used to create xCAT node definitions.</text:span></text:p>
        <text:p text:style-name="P64"><text:span text:style-name="T15">Since we have put all the node information in a stanza file we can now pass the contents of the file to the </text:span><text:span text:style-name="T11">mkdef</text:span><text:span text:style-name="T15"> command to add the definitions to the database.</text:span></text:p>
        <text:p text:style-name="P65"/>
        <text:p text:style-name="Code">cat node.stanza | mkdef –z</text:p>
        <text:p text:style-name="P67"/>
        <text:list text:style-name="L1" text:continue-numbering="true">
          <text:list-item>
            <text:list text:continue-numbering="true">
              <text:list-item>
                <text:list text:continue-numbering="true">
                  <text:list-item>
                    <text:h text:style-name="P184" text:outline-level="3">Update the node definitions using the chtab<text:span text:style-name="T58"> command</text:span>:</text:h>
                    <text:list>
                      <text:list-item>
                        <text:h text:style-name="P86" text:outline-level="4">Modify the table nodelist</text:h>
                      </text:list-item>
                    </text:list>
                  </text:list-item>
                </text:list>
              </text:list-item>
            </text:list>
          </text:list-item>
        </text:list>
        <text:p text:style-name="Code">chtab node=”pnode1” nodelist.groups=hmc,all</text:p>
        <text:list text:style-name="L1" text:continue-numbering="true">
          <text:list-item>
            <text:list text:continue-numbering="true">
              <text:list-item>
                <text:list text:continue-numbering="true">
                  <text:list-item>
                    <text:list text:continue-numbering="true">
                      <text:list-item>
                        <text:h text:style-name="P86" text:outline-level="4">Modify the table nodehm</text:h>
                      </text:list-item>
                    </text:list>
                  </text:list-item>
                </text:list>
              </text:list-item>
            </text:list>
          </text:list-item>
        </text:list>
        <text:p text:style-name="P27">This lpar of power5 use the HMC as the HCP</text:p>
        <text:p text:style-name="P27"/>
        <text:p text:style-name="Code">chtab node="pnode1" nodehm.power=hmc nodehm.mgt=hmc nodehm.cons=hmc</text:p>
        <text:list text:style-name="L1" text:continue-numbering="true">
          <text:list-item>
            <text:list text:continue-numbering="true">
              <text:list-item>
                <text:list text:continue-numbering="true">
                  <text:list-item>
                    <text:list text:continue-numbering="true">
                      <text:list-item>
                        <text:h text:style-name="P86" text:outline-level="4">Modify the table noderes</text:h>
                      </text:list-item>
                    </text:list>
                  </text:list-item>
                </text:list>
              </text:list-item>
            </text:list>
          </text:list-item>
        </text:list>
        <text:p text:style-name="P50"/>
        <text:p text:style-name="Code">chtab node="pnode1" noderes.netboot=yaboot noderes.tftpserver=192.168.0.1 noderes.nfsserver=192.168.0.1 noderes.monserver=192.168.0.1 noderes.installnic="eth0" noderes.primarynic="eth0" noderes.xcatmaster=192.168.0.1</text:p>
        <text:p text:style-name="Code"/>
        <text:p text:style-name="P23"><text:soft-page-break/>Note: Please make sure the attributes "installnic" and "primarynic" are set up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86" text:outline-level="4">Modify the table nodetype</text:h>
                      </text:list-item>
                    </text:list>
                  </text:list-item>
                </text:list>
              </text:list-item>
            </text:list>
          </text:list-item>
        </text:list>
        <text:p text:style-name="Code">chtab node="pnode1" nodetype.os="rhels5.2" nodetype.arch="ppc64" nodetype.profile="compute" nodetype.nodetype="lpar,osi"</text:p>
        <text:p text:style-name="Code"/>
        <text:p text:style-name="P23">Note: This means when node: pnode1 is installed, <text:s/>it will install the rhels5.2 OS and <text:s/>architecture: ppc64.</text:p>
        <text:list text:style-name="L1" text:continue-numbering="true">
          <text:list-item>
            <text:list text:continue-numbering="true">
              <text:list-item>
                <text:list text:continue-numbering="true">
                  <text:list-item>
                    <text:list text:continue-numbering="true">
                      <text:list-item>
                        <text:h text:style-name="P86" text:outline-level="4">Modify the table ppc<text:span text:style-name="T58"> and vpd</text:span></text:h>
                      </text:list-item>
                    </text:list>
                  </text:list-item>
                </text:list>
              </text:list-item>
            </text:list>
          </text:list-item>
        </text:list>
        <text:p text:style-name="P35"><text:span text:style-name="T58">How to obtain</text:span> the <text:span text:style-name="T58">node </text:span>attributes <text:span text:style-name="T58">from</text:span> the HMC</text:p>
        <text:p text:style-name="P52"><text:span text:style-name="T9">To achieve the ARCH attributes in example, w</text:span><text:span text:style-name="T13">e list all the lpar attributes of the node. You can follow these steps to obtain the lpar attributes of a new Lpar.</text:span></text:p>
        <text:p text:style-name="P29"/>
        <text:list text:style-name="L2">
          <text:list-item>
            <text:p text:style-name="P126">Login the HMC</text:p>
          </text:list-item>
          <text:list-item>
            <text:p text:style-name="P127">Use the “ssh HMC-l hscroot id to login” .</text:p>
          </text:list-item>
          <text:list-item>
            <text:p text:style-name="P127">Display the machines managed by this HMC</text:p>
            <text:p text:style-name="P199">lssyscfg -r sys</text:p>
          </text:list-item>
          <text:list-item>
            <text:p text:style-name="P199">Display the lpars of the machine</text:p>
            <text:p text:style-name="P207"><text:span text:style-name="T20">lssyscfg -r lpar -m <text:s/></text:span><text:span text:style-name="T21">Server-9117-MMA-SNx</text:span><text:span text:style-name="T24">xxx</text:span></text:p>
            <text:p text:style-name="P208"/>
          </text:list-item>
        </text:list>
        <text:p text:style-name="P35">Modify the table ppc</text:p>
        <text:p text:style-name="Code">chtab node="pnode1" ppc.hcp=hmc.cluster.net ppc.id=1 ppc.pprofile=vlpar1.prof ppc.parent=Server-9117-MMA-SNxxxx</text:p>
        <text:p text:style-name="Code"/>
        <text:p text:style-name="P35">Modify the table vpd</text:p>
        <text:p text:style-name="Code">chtab node=Server-9117-MMA-SNxxxx vpd.serial=xxxx vpd.mtm=9117-MMA</text:p>
        <text:p text:style-name="Code">Note: the mtm and serial num come from the output of 5.1.5.1</text:p>
        <text:list text:style-name="L1">
          <text:list-item text:start-value="1">
            <text:list>
              <text:list-item text:start-value="1">
                <text:list>
                  <text:list-item text:start-value="1">
                    <text:list>
                      <text:list-item text:start-value="1">
                        <text:h text:style-name="P86" text:outline-level="4" text:restart-numbering="true" text:start-value="1">Modify the table chain</text:h>
                      </text:list-item>
                    </text:list>
                  </text:list-item>
                </text:list>
              </text:list-item>
            </text:list>
          </text:list-item>
        </text:list>
        <text:p text:style-name="Code">chtab node="pnode1" chain.node="pnode1" chain.currstate=boot chain.currchain=boot</text:p>
        <text:list text:style-name="L1" text:continue-numbering="true">
          <text:list-item>
            <text:list text:continue-numbering="true">
              <text:list-item>
                <text:list text:continue-numbering="true">
                  <text:list-item>
                    <text:list text:continue-numbering="true">
                      <text:list-item>
                        <text:h text:style-name="P86" text:outline-level="4"><text:s/>Modify the table postscripts</text:h>
                      </text:list-item>
                    </text:list>
                  </text:list-item>
                </text:list>
              </text:list-item>
            </text:list>
          </text:list-item>
        </text:list>
        <text:p text:style-name="Code">chtab node=pnode1 postscripts.postscripts=setupntp</text:p>
        <text:p text:style-name="Code">This only needs to be done, if <text:s/>you want NTP setup on the compute node. </text:p>
        <text:list text:style-name="L1" text:continue-numbering="true">
          <text:list-item>
            <text:list text:continue-numbering="true">
              <text:list-item>
                <text:h text:style-name="P214" text:outline-level="2">Setup the Management Node Services </text:h>
                <text:list>
                  <text:list-item>
                    <text:h text:style-name="P184" text:outline-level="3"><text:reference-mark-start text:name="Update your networks table"/>Update the networks table<text:reference-mark-end text:name="Update your networks table"/></text:h>
                  </text:list-item>
                </text:list>
              </text:list-item>
            </text:list>
          </text:list-item>
        </text:list>
        <text:p text:style-name="P27">EXAMPLE:</text:p>
        <text:p text:style-name="P27">An interface which needs to be added:</text:p>
        <text:p text:style-name="P59">eth1 <text:s text:c="5"/>Link encap:Ethernet <text:s/>HWaddr FE:99:72:0C:8B:04</text:p>
        <text:p text:style-name="P59"><text:s text:c="10"/>inet addr:192.168.0.1 <text:s/>Bcast:192.168.0.255 <text:s/>Mask:255.255.255.0</text:p>
        <text:p text:style-name="P59"><text:s text:c="10"/>inet6 addr: fe80::fc99:72ff:fe0c:8b04/64 Scope:Link</text:p>
        <text:p text:style-name="P59"><text:s text:c="10"/>UP BROADCAST RUNNING MULTICAST <text:s/>MTU:1500 <text:s/>Metric:1</text:p>
        <text:p text:style-name="P59"><text:s text:c="10"/>RX packets:5373584 errors:0 dropped:0 overruns:0 frame:0</text:p>
        <text:p text:style-name="P59"><text:soft-page-break/><text:s text:c="10"/>TX packets:10583411 errors:0 dropped:0 overruns:0 carrier:0</text:p>
        <text:p text:style-name="P59"><text:s text:c="10"/>collisions:0 txqueuelen:1000</text:p>
        <text:p text:style-name="P59"><text:s text:c="10"/>RX bytes:406081967 (387.2 MiB) <text:s/>TX bytes:15279683348 (14.2 GiB)</text:p>
        <text:p text:style-name="P59"><text:s text:c="10"/>Interrupt:20</text:p>
        <text:p text:style-name="P27">You <text:s/>can use the chtab or tabedit command to add the network entry:</text:p>
        <text:p text:style-name="P7">chtab net=192.168.0.0 networks.netname=net1 networks.mask=255.255.255.0 networks.mgtifname=eth1 networks.gateway=192.168.0.1 networks.dhcpserver=192.168.0.1 networks.tftpserver=192.168.0.1 networks.nameservers=192.168.0.1</text:p>
        <text:list text:style-name="L1" text:continue-numbering="true">
          <text:list-item>
            <text:list text:continue-numbering="true">
              <text:list-item>
                <text:list text:continue-numbering="true">
                  <text:list-item>
                    <text:h text:style-name="P173" text:outline-level="3">Setup the DNS </text:h>
                    <text:list>
                      <text:list-item>
                        <text:h text:style-name="P96" text:outline-level="4">Setup /etc/hosts with entries for all you nodes, hmcs, fsps</text:h>
                      </text:list-item>
                    </text:list>
                  </text:list-item>
                </text:list>
              </text:list-item>
            </text:list>
          </text:list-item>
        </text:list>
        <text:p text:style-name="P52"/>
        <text:p text:style-name="Code">127.0.0.1<text:tab/>localhost </text:p>
        <text:p text:style-name="Code">192.168.0.1<text:tab/>pmanagenode</text:p>
        <text:p text:style-name="Code">192.168.0.10<text:tab/> pnode1</text:p>
        <text:list text:style-name="L1" text:continue-numbering="true">
          <text:list-item>
            <text:list text:continue-numbering="true">
              <text:list-item>
                <text:list text:continue-numbering="true">
                  <text:list-item>
                    <text:list text:continue-numbering="true">
                      <text:list-item>
                        <text:h text:style-name="P96" text:outline-level="4">Setup the nameserver </text:h>
                      </text:list-item>
                    </text:list>
                  </text:list-item>
                </text:list>
              </text:list-item>
            </text:list>
          </text:list-item>
        </text:list>
        <text:p text:style-name="P27">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86" text:outline-level="4">Setup the DNS attributes in the Site table</text:h>
                      </text:list-item>
                    </text:list>
                  </text:list-item>
                </text:list>
              </text:list-item>
            </text:list>
          </text:list-item>
        </text:list>
        <text:p text:style-name="Code">chtab key=nameservers site.value=192.168.0.1 (Setup local machine as nameserver)</text:p>
        <text:p text:style-name="Code">chtab key=forwarders site.value=9.114.1.1 <text:s/>(Setup the external nameserver)</text:p>
        <text:p text:style-name="Code">chtab key=domain site.value=cluster.net (Setup the local domain)</text:p>
        <text:list text:style-name="L1" text:continue-numbering="true">
          <text:list-item>
            <text:list text:continue-numbering="true">
              <text:list-item>
                <text:list text:continue-numbering="true">
                  <text:list-item>
                    <text:list text:continue-numbering="true">
                      <text:list-item>
                        <text:h text:style-name="P96" text:outline-level="4">Setup <text:s/>DNS configuration </text:h>
                      </text:list-item>
                    </text:list>
                  </text:list-item>
                </text:list>
              </text:list-item>
            </text:list>
          </text:list-item>
        </text:list>
        <text:p text:style-name="P28"/>
        <text:p text:style-name="Code">makedns</text:p>
        <text:p text:style-name="Code">service named start</text:p>
        <text:p text:style-name="Code">chkconfig --level 345 named on</text:p>
        <text:list text:style-name="L1" text:continue-numbering="true">
          <text:list-item>
            <text:list text:continue-numbering="true">
              <text:list-item>
                <text:list text:continue-numbering="true">
                  <text:list-item>
                    <text:h text:style-name="P173" text:outline-level="3">Configure conserver</text:h>
                  </text:list-item>
                </text:list>
              </text:list-item>
            </text:list>
          </text:list-item>
        </text:list>
        <text:p text:style-name="Code">makeconservercf</text:p>
        <text:p text:style-name="Code">service conserver restart</text:p>
        <text:list text:style-name="L1" text:continue-numbering="true">
          <text:list-item>
            <text:list text:continue-numbering="true">
              <text:list-item>
                <text:list text:continue-numbering="true">
                  <text:list-item>
                    <text:h text:style-name="P173" text:outline-level="3">Check rcons</text:h>
                  </text:list-item>
                </text:list>
              </text:list-item>
            </text:list>
          </text:list-item>
        </text:list>
        <text:p text:style-name="P23"/>
        <text:p text:style-name="Code">rcons pnode1</text:p>
        <text:p text:style-name="P23"/>
        <text:p text:style-name="P23"><text:tab/>If the output is:</text:p>
        <text:p text:style-name="P26"/>
        <text:p text:style-name="Text_20_body_20_indent">Can't locate object method "stty" via package "IO::Tty" at /opt/xcat/lib/perl/xCAT/PPCcli.pm line xxx.<text:span text:style-name="T17"> <text:tab/></text:span></text:p>
        <text:p text:style-name="Standard"><text:soft-page-break/><text:span text:style-name="T17"><text:tab/>Download the package “perl-IO-Stty-</text:span><text:span text:style-name="T71">.02-1.2.el5.rf.noarch.rpm</text:span><text:span text:style-name="T18">” and ins</text:span><text:span text:style-name="T19">tall the package manually, following the step:</text:span></text:p>
        <text:p text:style-name="P37"/>
        <text:p text:style-name="P2">rpm -ivh perl-IO-Stty-.02-1.2.el5.rf.noarch.rpm</text:p>
        <text:list text:style-name="L1" text:continue-numbering="true">
          <text:list-item>
            <text:list text:continue-numbering="true">
              <text:list-item>
                <text:list text:continue-numbering="true">
                  <text:list-item>
                    <text:h text:style-name="P173" text:outline-level="3">Update the mac table with the <text:s/>address of the node(s)</text:h>
                  </text:list-item>
                </text:list>
              </text:list-item>
            </text:list>
          </text:list-item>
        </text:list>
        <text:p text:style-name="P23"/>
        <text:p text:style-name="P27">If there's only one ethernet adapter on the node:</text:p>
        <text:p text:style-name="Code">getmacs pnode1</text:p>
        <text:p text:style-name="P27">But, if there're more than one ethernet adapters on the node, you have to specify more parameters like this:</text:p>
        <text:p text:style-name="Code">getmacs pnode1 -S 192<text:span text:style-name="T60">.168.0.1 -G 192.168.0.1 -C 192.168.0.10</text:span></text:p>
        <text:p text:style-name="P27">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list text:style-name="L1" text:continue-numbering="true">
          <text:list-item>
            <text:list text:continue-numbering="true">
              <text:list-item>
                <text:list text:continue-numbering="true">
                  <text:list-item>
                    <text:h text:style-name="P184" text:outline-level="3">Check rpower is working to the node </text:h>
                  </text:list-item>
                </text:list>
              </text:list-item>
            </text:list>
          </text:list-item>
        </text:list>
        <text:p text:style-name="P50"/>
        <text:p text:style-name="P7">rpower pnode1 stat</text:p>
        <text:p text:style-name="P7">rpower pnode1 on/off</text:p>
        <text:list text:style-name="L1" text:continue-numbering="true">
          <text:list-item>
            <text:list text:continue-numbering="true">
              <text:list-item>
                <text:list text:continue-numbering="true">
                  <text:list-item>
                    <text:h text:style-name="P173" text:outline-level="3"><text:s/>Setup dhcp</text:h>
                    <text:list>
                      <text:list-item>
                        <text:h text:style-name="P96" text:outline-level="4">Setup the site table dhcp interfaces</text:h>
                      </text:list-item>
                    </text:list>
                  </text:list-item>
                </text:list>
              </text:list-item>
            </text:list>
          </text:list-item>
        </text:list>
        <text:p text:style-name="Code">chtab key=dhcpinterfaces site.value='pmanagenode|eth1'</text:p>
        <text:list text:style-name="L1" text:continue-numbering="true">
          <text:list-item>
            <text:list text:continue-numbering="true">
              <text:list-item>
                <text:list text:continue-numbering="true">
                  <text:list-item>
                    <text:list text:continue-numbering="true">
                      <text:list-item>
                        <text:h text:style-name="P96" text:outline-level="4">Configure the DHCP</text:h>
                      </text:list-item>
                    </text:list>
                  </text:list-item>
                </text:list>
              </text:list-item>
            </text:list>
          </text:list-item>
        </text:list>
        <text:p text:style-name="Code">Add the relevant networks into the DHCP configuration:</text:p>
        <text:p text:style-name="Code">makedhcp -n</text:p>
        <text:p text:style-name="P27">Add the defined node into the DHCP configuration:</text:p>
        <text:p text:style-name="P27"/>
        <text:p text:style-name="Code">makedhcp -a</text:p>
        <text:p text:style-name="Code">service dhcpd restart</text:p>
        <text:p text:style-name="P23">Note: <text:s/>Please make sure there is only one dhcpd server running in the subnet</text:p>
        <text:p text:style-name="P23"/>
        <text:p text:style-name="P23"/>
        <text:p text:style-name="P23"/>
        <text:list text:style-name="L1" text:continue-numbering="true">
          <text:list-item>
            <text:h text:style-name="P164" text:outline-level="1">Install a Compute Node<text:span text:style-name="T17"> </text:span></text:h>
          </text:list-item>
        </text:list>
        <text:p text:style-name="P32">EXAMPLE:</text:p>
        <text:p text:style-name="P58"><text:span text:style-name="T10">Hostname:</text:span><text:span text:style-name="T13"> pnode1</text:span></text:p>
        <text:p text:style-name="P58"><text:span text:style-name="T10">IP:</text:span><text:span text:style-name="T13"> 192.168.0.10</text:span></text:p>
        <text:p text:style-name="P58"><text:span text:style-name="T10">Arch:</text:span><text:span text:style-name="T13"> ppc64 (An Lpar of power5); machine name: Server-9117-MMA-SNxxxx; Lpar ID: 1; Lpar profile: vlpar1.prof;</text:span></text:p>
        <text:p text:style-name="P58"><text:span text:style-name="T10">HCP:</text:span><text:span text:style-name="T13"> HMC (hmc.cluster.net: 192.168.0.100)</text:span></text:p>
        <text:p text:style-name="P58"><text:soft-page-break/><text:span text:style-name="T10">Install Interface:</text:span><text:span text:style-name="T13"> eth0</text:span></text:p>
        <text:p text:style-name="P58"><text:span text:style-name="T10">OS:</text:span><text:span text:style-name="T13"> rhels5.2</text:span></text:p>
        <text:p text:style-name="P58"><text:span text:style-name="T10">Postscripts:</text:span><text:span text:style-name="T13"> setupntp (The scripts will be run after the installation)</text:span></text:p>
        <text:p text:style-name="P58"><text:span text:style-name="T10">Group:</text:span><text:span text:style-name="T13"> hmc,all (The node belong to these groups, then it will has the attributes of these groups as default) </text:span></text:p>
        <text:p text:style-name="P58"><text:span text:style-name="T10">Nodetype:</text:span><text:span text:style-name="T13"> compute (A common node. If you want to install a service node, the Nodetype should be “service”)</text:span></text:p>
        <text:p text:style-name="P27">The attributes of Management node:</text:p>
        <text:p text:style-name="P58"><text:span text:style-name="T10">Hostname:</text:span><text:span text:style-name="T13"> pmanagenode</text:span></text:p>
        <text:p text:style-name="P58"><text:span text:style-name="T10">IP:</text:span><text:span text:style-name="T13"> 192.168.0.1</text:span></text:p>
        <text:p text:style-name="P59"/>
        <text:p text:style-name="P27">An example for pnode1.stanza</text:p>
        <text:p text:style-name="P59">pnode1:</text:p>
        <text:p text:style-name="P59"><text:s text:c="4"/>objtype=node</text:p>
        <text:p text:style-name="P59"><text:s text:c="4"/>arch=ppc64</text:p>
        <text:p text:style-name="P59"><text:s text:c="4"/>cons=hmc</text:p>
        <text:p text:style-name="P59"><text:s text:c="4"/>power=hmc</text:p>
        <text:p text:style-name="P59"><text:s text:c="4"/>currchain=boot</text:p>
        <text:p text:style-name="P59"><text:s text:c="4"/>currstate=boot</text:p>
        <text:p text:style-name="P59"><text:s text:c="4"/>groups=hmc,all</text:p>
        <text:p text:style-name="P59"><text:s text:c="4"/>hcp=hmc.cluster.net</text:p>
        <text:p text:style-name="P59"><text:s text:c="4"/>id=1</text:p>
        <text:p text:style-name="P59"><text:s text:c="4"/>mgt=hmc</text:p>
        <text:p text:style-name="P59"><text:s text:c="4"/>nodetype=lpar,osi</text:p>
        <text:p text:style-name="P59"><text:s text:c="4"/>os=rhels5.2</text:p>
        <text:p text:style-name="P59"><text:s text:c="4"/>parent=Server-9117-MMA-SNxxxx</text:p>
        <text:p text:style-name="P59"><text:s text:c="4"/>mtm=9117-MMA</text:p>
        <text:p text:style-name="P59"><text:s text:c="4"/>serial=xxxx</text:p>
        <text:p text:style-name="P59"><text:s text:c="4"/>power=hmc</text:p>
        <text:p text:style-name="P59"><text:s text:c="4"/>pprofile= vlpar1.prof</text:p>
        <text:p text:style-name="P59"><text:s text:c="4"/>profile=compute.ppc64</text:p>
        <text:p text:style-name="P59"><text:s text:c="4"/>installnic=eth0</text:p>
        <text:p text:style-name="P59"><text:s text:c="4"/>primarynic=eth0</text:p>
        <text:p text:style-name="P59"><text:s text:c="4"/>postscripts=setupntp</text:p>
        <text:p text:style-name="P59"><text:s text:c="4"/>netboot=yaboot</text:p>
        <text:p text:style-name="P59"><text:s text:c="4"/>xcatmaster=192.168.0.1</text:p>
        <text:p text:style-name="P59"><text:s text:c="4"/>tftpserver=192.168.0.1</text:p>
        <text:p text:style-name="P59"><text:s text:c="4"/>monserver=192.168.0.1</text:p>
        <text:p text:style-name="P59"><text:s text:c="4"/>nfsserver=192.168.0.1</text:p>
        <text:list text:style-name="L1" text:continue-numbering="true">
          <text:list-item>
            <text:list text:continue-numbering="true">
              <text:list-item>
                <text:list text:continue-numbering="true">
                  <text:list-item>
                    <text:h text:style-name="P184" text:outline-level="3">Prepare the installation source</text:h>
                  </text:list-item>
                </text:list>
              </text:list-item>
            </text:list>
          </text:list-item>
        </text:list>
        <text:p text:style-name="Code">copycds /iso/RHEL5.2-Server-20080430.0-ppc-DVD.iso</text:p>
        <text:p text:style-name="Code"/>
        <text:p text:style-name="P23">Note: If you encounter the issue that the iso cannot be mounted by the copycds command. Make sure the SElinux is disabled. <text:s/>See <text:reference-ref text:reference-format="text" text:ref-name="Disable SELinux"/>.</text:p>
        <text:list text:style-name="L1" text:continue-numbering="true">
          <text:list-item>
            <text:list text:continue-numbering="true">
              <text:list-item>
                <text:list text:continue-numbering="true">
                  <text:list-item>
                    <text:h text:style-name="P184" text:outline-level="3"><text:soft-page-break/>Diskfull/Statefull Node installation</text:h>
                    <text:list>
                      <text:list-item>
                        <text:h text:style-name="P86" text:outline-level="4">Set the node status</text:h>
                      </text:list-item>
                    </text:list>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list text:continue-numbering="true">
                      <text:list-item>
                        <text:h text:style-name="P86" text:outline-level="4">Reboot to start the installation</text:h>
                      </text:list-item>
                    </text:list>
                  </text:list-item>
                </text:list>
              </text:list-item>
            </text:list>
          </text:list-item>
        </text:list>
        <text:p text:style-name="Code">rpower "pnode1" boot</text:p>
        <text:list text:style-name="L1" text:continue-numbering="true">
          <text:list-item>
            <text:list text:continue-numbering="true">
              <text:list-item>
                <text:list text:continue-numbering="true">
                  <text:list-item>
                    <text:list text:continue-numbering="true">
                      <text:list-item>
                        <text:h text:style-name="P86" text:outline-level="4">Check the installation results</text:h>
                      </text:list-item>
                    </text:list>
                  </text:list-item>
                </text:list>
              </text:list-item>
            </text:list>
          </text:list-item>
        </text:list>
        <text:list text:style-name="L3">
          <text:list-item>
            <text:p text:style-name="P130">SSH <text:span text:style-name="T57">service on the node is working and you can login without a password</text:span></text:p>
          </text:list-item>
          <text:list-item>
            <text:p text:style-name="P130">If ssh is not working, force exchange the ssh key to the compute node using xdsh:</text:p>
            <text:p text:style-name="P130"/>
          </text:list-item>
        </text:list>
        <text:p text:style-name="P84">xdsh pnode1 -K</text:p>
        <text:p text:style-name="P83"/>
        <text:list text:style-name="L3" text:continue-numbering="true">
          <text:list-header>
            <text:p text:style-name="P209">Note: If you cannot ssh into the node without a password, then when you run this command to exchange the keys. At that point you should be able to run </text:p>
          </text:list-header>
        </text:list>
        <text:p text:style-name="P83"/>
        <text:p text:style-name="P84">xdsh pnode1 date </text:p>
        <text:list text:style-name="L3" text:continue-numbering="true">
          <text:list-header>
            <text:p text:style-name="P209"><text:s/></text:p>
          </text:list-header>
        </text:list>
        <text:list text:style-name="L1">
          <text:list-item text:start-value="1">
            <text:list>
              <text:list-item text:start-value="1">
                <text:list>
                  <text:list-item text:start-value="1">
                    <text:h text:style-name="P184" text:outline-level="3" text:restart-numbering="true" text:start-value="1">Install a Diskless/Stateless <text:span text:style-name="T58">Compute </text:span>node</text:h>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h text:style-name="P86" text:outline-level="4">Generate the stateless image for compute node</text:h>
                      </text:list-item>
                    </text:list>
                  </text:list-item>
                </text:list>
              </text:list-item>
            </text:list>
          </text:list-item>
        </text:list>
        <text:p text:style-name="P27">We will build the <text:s/>stateless image on the Management Node. <text:s/>It will have the same OS and architecture of the Management node. If you need another OS image or architecture than is installed on the Management Node, <text:s/>you will need <text:s/>a machine that <text:s/>meets the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86" text:outline-level="4">Check the <text:span text:style-name="T58">compute</text:span> node packaging list</text:h>
                      </text:list-item>
                    </text:list>
                  </text:list-item>
                </text:list>
              </text:list-item>
            </text:list>
          </text:list-item>
        </text:list>
        <text:p text:style-name="Code">cd /opt/xcat/share/xcat/netboot/rh/</text:p>
        <text:p text:style-name="Code"/>
        <text:p text:style-name="P27">For SLES:</text:p>
        <text:p text:style-name="Code">cd /opt/xcat/share/xcat/netboot/sles/</text:p>
        <text:p text:style-name="Code"/>
        <text:p text:style-name="P27">Check to make sure compute.exlist excludes the packages you want to exclude.</text:p>
        <text:p text:style-name="P27"/>
        <text:p text:style-name="P27">Check to make sure compute.pkglist <text:s/>has the following packages to install</text:p>
        <text:p text:style-name="P59"><text:s text:c="4"/>bash</text:p>
        <text:p text:style-name="P59"><text:s text:c="4"/>nfs-utils</text:p>
        <text:p text:style-name="P59"><text:s text:c="4"/>stunnel</text:p>
        <text:p text:style-name="P59"><text:s text:c="4"/>dhclient</text:p>
        <text:p text:style-name="P59"><text:s text:c="4"/>kernel</text:p>
        <text:p text:style-name="P59"><text:s text:c="4"/>openssh-server</text:p>
        <text:p text:style-name="P59"><text:s text:c="4"/>openssh-clients</text:p>
        <text:p text:style-name="P59"><text:s text:c="4"/>busybox-anaconda</text:p>
        <text:p text:style-name="P59"><text:s text:c="4"/>wget</text:p>
        <text:p text:style-name="P59"><text:s text:c="4"/>vim-minimal</text:p>
        <text:p text:style-name="P59"><text:soft-page-break/><text:s text:c="4"/>ntp</text:p>
        <text:p text:style-name="P59"/>
        <text:p text:style-name="P27">And add any other packages you would like to install on your compute node. <text:s/>For example, if you want to have userids with passwords you should add the following:</text:p>
        <text:p text:style-name="P59"><text:s text:c="4"/>cracklib</text:p>
        <text:p text:style-name="P59"><text:s text:c="4"/>libuser</text:p>
        <text:p text:style-name="P59"><text:s text:c="4"/>passwd</text:p>
        <text:p text:style-name="P27"/>
        <text:p text:style-name="P27">For<text:span text:style-name="T60"> SL</text:span><text:span text:style-name="T60">ES11, </text:span><text:span text:style-name="T60">make sure the files compute.</text:span><text:span text:style-name="T60">sles11.ppc64.pkglist and compute.sles11.ppc64.otherpkgs.pkglist exist. </text:span><text:span text:style-name="T60">And make sure compute.sles11.ppc64.pkglist has the following packages to install</text:span></text:p>
        <text:p text:style-name="P59"><text:s text:c="4"/>aaa_base</text:p>
        <text:p text:style-name="P59"><text:s text:c="4"/>bash</text:p>
        <text:p text:style-name="P60"><text:s text:c="4"/>nfs-utils</text:p>
        <text:p text:style-name="P60"><text:s text:c="4"/>dhcpcd</text:p>
        <text:p text:style-name="P60"><text:s text:c="4"/>kernel-ppc64</text:p>
        <text:p text:style-name="P60"><text:s text:c="4"/>openssh</text:p>
        <text:p text:style-name="P60"><text:s text:c="4"/>psmisc</text:p>
        <text:p text:style-name="P60"><text:s text:c="4"/>wget</text:p>
        <text:p text:style-name="P60"><text:s text:c="4"/>sysconfig</text:p>
        <text:p text:style-name="P60"><text:s text:c="4"/>syslog-ng</text:p>
        <text:p text:style-name="P60"><text:s text:c="4"/>klogd</text:p>
        <text:p text:style-name="P60"><text:s text:c="4"/>vim</text:p>
        <text:p text:style-name="P27"><text:span text:style-name="T60">Make sure compute.sles11.ppc64.otherpkgs.pkglist</text:span><text:span text:style-name="T60"> has at least the following packages to install</text:span></text:p>
        <text:p text:style-name="P60"><text:s text:c="4"/>stunnel</text:p>
        <text:list text:style-name="L1" text:continue-numbering="true">
          <text:list-item>
            <text:list text:continue-numbering="true">
              <text:list-item>
                <text:list text:continue-numbering="true">
                  <text:list-item>
                    <text:list text:continue-numbering="true">
                      <text:list-item>
                        <text:h text:style-name="P86" text:outline-level="4">Run image generation</text:h>
                      </text:list-item>
                    </text:list>
                  </text:list-item>
                </text:list>
              </text:list-item>
            </text:list>
          </text:list-item>
        </text:list>
        <text:p text:style-name="Code">cd /opt/xcat/share/xcat/netboot/rh</text:p>
        <text:p text:style-name="Code">./genimage -i eth0 -n ibmveth -o rhels5.2 -p compute</text:p>
        <text:p text:style-name="Code"/>
        <text:p text:style-name="Code">For SLES11:</text:p>
        <text:p text:style-name="Code">./genimage -i eth0 -n ibmveth -o sles11 -p compute </text:p>
        <text:p text:style-name="Code"/>
        <text:p text:style-name="Code"/>
        <text:p text:style-name="Code"/>
        <text:p text:style-name="P30">For SLES11, the rpm package of stunnel should be put into the directory /install/post/otherpkgs/sles11/ppc64. Since SLES11 doesn't ship stunnel with it, you have to build the rpm package from the source code. You can get the source code of stunnel from http://www.stunnel.org/download/source.html.</text:p>
        <text:list text:style-name="L1" text:continue-numbering="true">
          <text:list-item>
            <text:list text:continue-numbering="true">
              <text:list-item>
                <text:list text:continue-numbering="true">
                  <text:list-item>
                    <text:list text:continue-numbering="true">
                      <text:list-item>
                        <text:h text:style-name="P86" text:outline-level="4">Edit inittab</text:h>
                      </text:list-item>
                    </text:list>
                  </text:list-item>
                </text:list>
              </text:list-item>
            </text:list>
          </text:list-item>
        </text:list>
        <text:p text:style-name="P30">This is only for SLES11, ignore it if the diskless image is for Red hat.</text:p>
        <text:p text:style-name="Code">cd /install/netboot/sles11/ppc64/compute/rootimg/etc</text:p>
        <text:p text:style-name="Standard"><text:span text:style-name="T27">Uncomment the console line in the file inittab</text:span><text:span text:style-name="T60">:</text:span></text:p>
        <text:p text:style-name="P85"><text:tab/>cons:12345:respawn:/sbin/smart_agetty -L 38400 console</text:p>
        <text:list text:style-name="L1" text:continue-numbering="true">
          <text:list-item>
            <text:list text:continue-numbering="true">
              <text:list-item>
                <text:list text:continue-numbering="true">
                  <text:list-item>
                    <text:list text:continue-numbering="true">
                      <text:list-item>
                        <text:h text:style-name="P86" text:outline-level="4">Edit init.d/boot.rootfsck</text:h>
                      </text:list-item>
                    </text:list>
                  </text:list-item>
                </text:list>
              </text:list-item>
            </text:list>
          </text:list-item>
        </text:list>
        <text:p text:style-name="P30">This is only for SLES11, ignore it if the diskless image is for Red hat.</text:p>
        <text:p text:style-name="Code"><text:soft-page-break/>cd /install/netboot/sles11/ppc64/compute/rootimg/etc</text:p>
        <text:p text:style-name="Standard"><text:span text:style-name="T27">Edit</text:span> <text:span text:style-name="T27">the file init.d/boot.rootfsck if it exists, change “</text:span><text:span text:style-name="T86">MAY_FSCK=1</text:span><text:span text:style-name="T27">” to “</text:span><text:span text:style-name="T86">MAY_FSCK=0</text:span><text:span text:style-name="T27">” in the line 40.</text:span></text:p>
        <text:list text:style-name="L1" text:continue-numbering="true">
          <text:list-item>
            <text:list text:continue-numbering="true">
              <text:list-item>
                <text:list text:continue-numbering="true">
                  <text:list-item>
                    <text:list text:continue-numbering="true">
                      <text:list-item>
                        <text:h text:style-name="P115" text:outline-level="4">Edit securetty</text:h>
                      </text:list-item>
                    </text:list>
                  </text:list-item>
                </text:list>
              </text:list-item>
            </text:list>
          </text:list-item>
        </text:list>
        <text:p text:style-name="P30">This is only for SLES11, ignore it if the diskless image is for Red hat.</text:p>
        <text:p text:style-name="P30">Add “console” entry to the end of the file securetty if there's no “console” entry in the file. </text:p>
        <text:list text:style-name="L1" text:continue-numbering="true">
          <text:list-item>
            <text:list text:continue-numbering="true">
              <text:list-item>
                <text:list text:continue-numbering="true">
                  <text:list-item>
                    <text:list text:continue-numbering="true">
                      <text:list-item>
                        <text:h text:style-name="P86" text:outline-level="4">Edit fstab:</text:h>
                      </text:list-item>
                    </text:list>
                  </text:list-item>
                </text:list>
              </text:list-item>
            </text:list>
          </text:list-item>
        </text:list>
        <text:p text:style-name="Standard">cd /install/netboot/rhels5.2/ppc64/compute/rootimg/etc/</text:p>
        <text:p text:style-name="P27">Add following lines into the fstab:</text:p>
        <text:p text:style-name="Code"><text:s text:c="4"/>proc /proc proc rw 0 0</text:p>
        <text:p text:style-name="Code"><text:s text:c="4"/>sysfs /sys sysfs rw 0 0</text:p>
        <text:p text:style-name="Code"><text:s text:c="4"/>devpts /dev/pts devpts rw,gid=5,mode=620 0 0</text:p>
        <text:p text:style-name="Code"><text:s text:c="4"/>compute_ppc64 / tmpfs rw 0 1</text:p>
        <text:p text:style-name="Code"/>
        <text:list text:style-name="L1" text:continue-numbering="true">
          <text:list-item>
            <text:list text:continue-numbering="true">
              <text:list-item>
                <text:list text:continue-numbering="true">
                  <text:list-item>
                    <text:list text:continue-numbering="true">
                      <text:list-item>
                        <text:h text:style-name="P86" text:outline-level="4">Pack the image</text:h>
                      </text:list-item>
                    </text:list>
                  </text:list-item>
                </text:list>
              </text:list-item>
            </text:list>
          </text:list-item>
        </text:list>
        <text:p text:style-name="Code">packimage -o rhels5.2 -p compute -a ppc64</text:p>
        <text:p text:style-name="Code">or for SLES</text:p>
        <text:p text:style-name="Code">packimage -o sles11 -p compute -a ppc64</text:p>
        <text:list text:style-name="L1" text:continue-numbering="true">
          <text:list-item>
            <text:list text:continue-numbering="true">
              <text:list-item>
                <text:list text:continue-numbering="true">
                  <text:list-item>
                    <text:list text:continue-numbering="true">
                      <text:list-item>
                        <text:h text:style-name="P86" text:outline-level="4">Set the node status</text:h>
                      </text:list-item>
                    </text:list>
                  </text:list-item>
                </text:list>
              </text:list-item>
            </text:list>
          </text:list-item>
        </text:list>
        <text:p text:style-name="Code">nodeset "pnode1" netboot</text:p>
        <text:list text:style-name="L1" text:continue-numbering="true">
          <text:list-item>
            <text:list text:continue-numbering="true">
              <text:list-item>
                <text:list text:continue-numbering="true">
                  <text:list-item>
                    <text:list text:continue-numbering="true">
                      <text:list-item>
                        <text:h text:style-name="P86" text:outline-level="4">Reboot to start the installation</text:h>
                      </text:list-item>
                    </text:list>
                  </text:list-item>
                </text:list>
              </text:list-item>
            </text:list>
          </text:list-item>
        </text:list>
        <text:p text:style-name="Code">rpower "pnode1" boot</text:p>
        <text:list text:style-name="L1" text:continue-numbering="true">
          <text:list-item>
            <text:list text:continue-numbering="true">
              <text:list-item>
                <text:list text:continue-numbering="true">
                  <text:list-item>
                    <text:list text:continue-numbering="true">
                      <text:list-item>
                        <text:h text:style-name="P86" text:outline-level="4"><text:span text:style-name="T58">C</text:span>heck the installation result</text:h>
                      </text:list-item>
                    </text:list>
                  </text:list-item>
                </text:list>
              </text:list-item>
            </text:list>
          </text:list-item>
        </text:list>
        <text:list text:style-name="L4">
          <text:list-header>
            <text:p text:style-name="P133">SSH service to the compute node is working. <text:s/>You can ssh login without a password.</text:p>
            <text:p text:style-name="P133"/>
          </text:list-header>
        </text:list>
        <text:p text:style-name="P39"/>
        <text:p text:style-name="P39"/>
        <text:list text:style-name="L1" text:continue-numbering="true">
          <text:list-item>
            <text:h text:style-name="P164" text:outline-level="1">Additional Commands</text:h>
            <text:list>
              <text:list-item>
                <text:h text:style-name="P219" text:outline-level="2">rflash</text:h>
              </text:list-item>
            </text:list>
          </text:list-item>
        </text:list>
        <text:list text:style-name="L4" text:continue-numbering="true">
          <text:list-header>
            <text:p text:style-name="P133">rflash - Performs Licensed Internal Code (LIC) update support for HMC-attached POWER5 and <text:s/>POWER6 Systems.</text:p>
          </text:list-header>
        </text:list>
        <text:list text:style-name="L1">
          <text:list-item text:start-value="1">
            <text:list>
              <text:list-item text:start-value="1">
                <text:list>
                  <text:list-item text:start-value="1">
                    <text:h text:style-name="P184" text:outline-level="3" text:restart-numbering="true" text:start-value="1">Requirements</text:h>
                  </text:list-item>
                </text:list>
              </text:list-item>
            </text:list>
          </text:list-item>
        </text:list>
        <text:list text:style-name="L4" text:continue-numbering="true">
          <text:list-header>
            <text:p text:style-name="P139"><text:span text:style-name="T78"><text:s/></text:span><text:span text:style-name="T22"><text:s/>POWER5 and POWER6 <text:s/>Licensed Internal Code updates </text:span><text:span text:style-name="T23">must meet </text:span><text:span text:style-name="T22"><text:s/>the following prerequisites:</text:span></text:p>
          </text:list-header>
        </text:list>
        <text:list text:style-name="L5">
          <text:list-item>
            <text:list>
              <text:list-item>
                <text:p text:style-name="P140"><text:s/>Enable the HMC to allow remote ssh connections.</text:p>
              </text:list-item>
              <text:list-item>
                <text:p text:style-name="P140"><text:span text:style-name="T42"><text:s/>Ensure that ssh is installed on the AIX </text:span><text:span text:style-name="T41">xCAT </text:span><text:span text:style-name="T42">management </text:span><text:span text:style-name="T41">node. If you are using an AIX management node, make sure the value of "useSSHonAIX" <text:s/>is “yes” in the site table. </text:span></text:p>
                <text:p text:style-name="P140"><text:span text:style-name="T60"><text:s/></text:span><text:span text:style-name="T7"><text:s text:c="3"/>chtab <text:s/>key="useSSHonAIX" site.value=yes</text:span></text:p>
              </text:list-item>
              <text:list-item>
                <text:p text:style-name="P140"><text:soft-page-break/><text:span text:style-name="T81"><text:s/>The Lpar , CEC, or BPA has been defined in the </text:span><text:span text:style-name="T8">nodelist, nodehm,nodetype,vpd, ppc </text:span><text:span text:style-name="T81">tables</text:span></text:p>
              </text:list-item>
              <text:list-item>
                <text:p text:style-name="P140"><text:s/>Define the HMC related the above node as a node on the management node. For example,</text:p>
                <text:p text:style-name="P140"><text:span text:style-name="T39">nodeadd</text:span><text:span text:style-name="T38"> <text:s/></text:span><text:span text:style-name="T40">hmc01.clusters.com</text:span><text:span text:style-name="T38"> groups=hmc</text:span></text:p>
              </text:list-item>
            </text:list>
          </text:list-item>
        </text:list>
        <text:list text:style-name="L6">
          <text:list-item>
            <text:list>
              <text:list-header>
                <text:p text:style-name="P146">5. <text:reference-mark-start text:name="Setup SSH connection to HMC"/><text:span text:style-name="T38">Setup SSH connection to HMC</text:span><text:reference-mark-end text:name="Setup SSH connection to HMC"/></text:p>
                <text:p text:style-name="P147">Run the rspconfig command to set up and generate the ssh keys on the xCAT management node and transfer the public key to the HMC. You must also manually configure the HMC to allow remote ssh connections. For example:</text:p>
              </text:list-header>
            </text:list>
          </text:list-item>
        </text:list>
        <text:list text:style-name="L7">
          <text:list-item>
            <text:list>
              <text:list-header>
                <text:p text:style-name="P202"><text:s text:c="6"/><text:span text:style-name="T2">rspconfig hmc01.clusters.com sshcfg=enable</text:span></text:p>
              </text:list-header>
            </text:list>
          </text:list-item>
        </text:list>
        <text:list text:style-name="L8">
          <text:list-item>
            <text:list>
              <text:list-header>
                <text:p text:style-name="P172"><text:span text:style-name="T74">6. <text:s/>Get</text:span> the Microcode update package and associated XML file.</text:p>
              </text:list-header>
            </text:list>
          </text:list-item>
        </text:list>
        <text:list text:style-name="L5" text:continue-numbering="true">
          <text:list-item>
            <text:list text:continue-numbering="true">
              <text:list-header>
                <text:p text:style-name="P140"/>
              </text:list-header>
            </text:list>
          </text:list-item>
        </text:list>
        <text:list text:style-name="L1">
          <text:list-item text:start-value="1">
            <text:list>
              <text:list-item text:start-value="1">
                <text:list>
                  <text:list-item text:start-value="1">
                    <text:h text:style-name="P184" text:outline-level="3" text:restart-numbering="true" text:start-value="1"><text:reference-mark-start text:name="To perform firmware updates for a CEC"/>To <text:span text:style-name="T75">perform firmware update for a CEC of HMC-attached System p5 and p6</text:span><text:reference-mark-end text:name="To perform firmware updates for a CEC"/><text:span text:style-name="T75"> </text:span></text:h>
                    <text:list>
                      <text:list-item>
                        <text:h text:style-name="P116" text:outline-level="4"><text:s text:c="2"/>Define the CEC as a node on the management node .</text:h>
                      </text:list-item>
                    </text:list>
                  </text:list-item>
                </text:list>
              </text:list-item>
            </text:list>
          </text:list-item>
        </text:list>
        <text:list text:style-name="L9">
          <text:list-header>
            <text:p text:style-name="P149"/>
          </text:list-header>
        </text:list>
        <text:p text:style-name="P74"><text:span text:style-name="T84">Update the xCAT required xCAT tables:</text:span><text:line-break/></text:p>
        <text:p text:style-name="P74">Modify the nodelist table</text:p>
        <text:p text:style-name="P9">nodeadd <text:s/>Server-m_tmp-SNs_tmp groups=hmc,all</text:p>
        <text:p text:style-name="P46"/>
        <text:p text:style-name="P45">Modify the table nodehm</text:p>
        <text:p text:style-name="P6">chtab node="Server-m_tmp-SNs_tmp" <text:s/>nodehm.mgt="hmc"</text:p>
        <text:p text:style-name="P3"/>
        <text:p text:style-name="P45">Modify the table nodetype:</text:p>
        <text:p text:style-name="P12">chtab node="Server-m_tmp-SNs_tmp" <text:s/>nodetype.nodetype="fsp"</text:p>
        <text:p text:style-name="P10"/>
        <text:p text:style-name="P45">Modify the table ppc:</text:p>
        <text:p text:style-name="P20"><text:span text:style-name="T36">chtab node="Server-m_tmp-SNs_tmp" <text:s/>ppc.hcp= </text:span><text:span text:style-name="T37">hmc01.clusters.com</text:span></text:p>
        <text:p text:style-name="P11"/>
        <text:p text:style-name="P45"><text:span text:style-name="T77">Modify</text:span> the tab vpd:</text:p>
        <text:p text:style-name="P5">chtab node=Server-m_tmp-SNs_tmp <text:s/>vpd.serial=s_tmp vpd.mtm=m_tmp</text:p>
        <text:p text:style-name="P4"/>
        <text:p text:style-name="P45">Set the <text:s/>account of the HMC(Modify the ppchcp):</text:p>
        <text:p text:style-name="Code"><text:span text:style-name="T25">chtab hcp=</text:span><text:span text:style-name="T26">hmc01.clusters.com</text:span><text:span text:style-name="T25"> <text:s/>ppchcp.username=hscroot ppchcp.password=abc123</text:span></text:p>
        <text:list text:style-name="L10">
          <text:list-header>
            <text:p text:style-name="P201"/>
          </text:list-header>
        </text:list>
        <text:list text:style-name="L1">
          <text:list-item text:start-value="1">
            <text:list>
              <text:list-item text:start-value="1">
                <text:list>
                  <text:list-item text:start-value="1">
                    <text:list>
                      <text:list-item text:start-value="1">
                        <text:h text:style-name="P117" text:outline-level="4" text:restart-numbering="true" text:start-value="1">Setup SSH connection to HMC</text:h>
                        <text:p text:style-name="P159"><text:span text:style-name="T85">G</text:span><text:span text:style-name="T83">enerate the ssh keys on the xCAT management node and transfer the public key to the HMC to configure the HMC to allow remote ssh connections.</text:span><text:span text:style-name="T30"> <text:s/>See </text:span><text:span text:style-name="T30"><text:reference-ref text:reference-format="text" text:ref-name="Setup SSH connection to HMC">Setup SSH connection to HMC</text:reference-ref></text:span><text:span text:style-name="T30">.</text:span></text:p>
                      </text:list-item>
                    </text:list>
                  </text:list-item>
                </text:list>
              </text:list-item>
            </text:list>
          </text:list-item>
        </text:list>
        <text:p text:style-name="P4"/>
        <text:list text:style-name="L11">
          <text:list-header>
            <text:p text:style-name="P150"/>
          </text:list-header>
        </text:list>
        <text:list text:style-name="L1">
          <text:list-item text:start-value="1">
            <text:list>
              <text:list-item text:start-value="1">
                <text:list>
                  <text:list-item text:start-value="1">
                    <text:list>
                      <text:list-item text:start-value="1">
                        <text:h text:style-name="P118" text:outline-level="4" text:restart-numbering="true" text:start-value="1">Check firmware level</text:h>
                      </text:list-item>
                    </text:list>
                  </text:list-item>
                </text:list>
              </text:list-item>
            </text:list>
          </text:list-item>
        </text:list>
        <text:list text:style-name="L11" text:continue-numbering="true">
          <text:list-header>
            <text:p text:style-name="P136"><text:s/></text:p>
          </text:list-header>
        </text:list>
        <text:p text:style-name="Code"><text:span text:style-name="T28"><text:tab/></text:span><text:span text:style-name="T35">rinv <text:s/>Server-m_tmp-SNs_tmp <text:s/>firm</text:span></text:p>
        <text:p text:style-name="P16"><text:soft-page-break/></text:p>
        <text:list text:style-name="L1">
          <text:list-item text:start-value="1">
            <text:list>
              <text:list-item text:start-value="1">
                <text:list>
                  <text:list-item text:start-value="1">
                    <text:list>
                      <text:list-item text:start-value="1">
                        <text:h text:style-name="P118" text:outline-level="4" text:restart-numbering="true" text:start-value="1">Update the firmware</text:h>
                      </text:list-item>
                    </text:list>
                  </text:list-item>
                </text:list>
              </text:list-item>
            </text:list>
          </text:list-item>
        </text:list>
        <text:p text:style-name="P79"/>
        <text:p text:style-name="Text_20_body_20_indent"><text:span text:style-name="T28"><text:s/>Download the Microcode update package and associated XML file from the IBM Web site: </text:span><text:span text:style-name="T61">http://www14.software.ibm.com/webapp/set2/firmware/gjsn</text:span><text:span text:style-name="T28">. Create the </text:span><text:span text:style-name="T43">/tmp/fw </text:span><text:span text:style-name="T28">directory, if necessary, and copy the downloaded files to the </text:span><text:span text:style-name="T43">/</text:span><text:span text:style-name="T47">tmp</text:span><text:span text:style-name="T43">/fw </text:span><text:span text:style-name="T28">directory.</text:span></text:p>
        <text:list text:style-name="L11" text:continue-numbering="true">
          <text:list-header>
            <text:p text:style-name="P160"/>
          </text:list-header>
        </text:list>
        <text:p text:style-name="Text_20_body_20_indent"><text:span text:style-name="T28"><text:s text:c="3"/>Run the </text:span><text:span text:style-name="T47">rflash</text:span><text:span text:style-name="T43"> </text:span><text:span text:style-name="T28">command with <text:s/>the </text:span><text:span text:style-name="T43">--activate </text:span><text:span text:style-name="T28">flag to specify the update mode to perform the updates.（Please see the “</text:span><text:span text:style-name="T47">rflash</text:span><text:span text:style-name="T28">” manpage for more information）</text:span></text:p>
        <text:list text:style-name="L11" text:continue-numbering="true">
          <text:list-header>
            <text:p text:style-name="P150"/>
          </text:list-header>
        </text:list>
        <text:p text:style-name="Code"><text:span text:style-name="T48">rflash</text:span><text:span text:style-name="T28"> Server-m_tmp-SNs_tmp <text:s/>-p </text:span><text:span text:style-name="T53">/</text:span><text:span text:style-name="T49">tmp</text:span><text:span text:style-name="T53">/fw </text:span><text:span text:style-name="T28">--activate disruptive </text:span></text:p>
        <text:p text:style-name="P8"/>
        <text:p text:style-name="Text_20_body_20_indent"><text:span text:style-name="T43">NOTE:</text:span><text:span text:style-name="T28">You Need check your update is concurrent or disruptive here!! other commands sample:</text:span></text:p>
        <text:p text:style-name="Code"><text:span text:style-name="T48">rflash</text:span><text:span text:style-name="T28"> Server-m_tmp-SNs_tmp <text:s/>-p </text:span><text:span text:style-name="T53">/</text:span><text:span text:style-name="T49">tmp</text:span><text:span text:style-name="T53">/fw</text:span><text:span text:style-name="T28"> --activate concurrent</text:span></text:p>
        <text:p text:style-name="P22"/>
        <text:p text:style-name="P40">Notes:</text:p>
        <text:list text:style-name="L12">
          <text:list-item>
            <text:p text:style-name="P137"><text:span text:style-name="T28">If the noderange is the group l</text:span><text:span text:style-name="T52">par, the upgrade steps are the same as the CEC's.</text:span></text:p>
          </text:list-item>
          <text:list-item>
            <text:p text:style-name="P152">System p5 and p6 updates can require time to complete and there is no visual indication that the command is proceeding.</text:p>
          </text:list-item>
        </text:list>
        <text:p text:style-name="P25"/>
        <text:p text:style-name="P25"/>
        <text:list text:style-name="L1">
          <text:list-item text:start-value="1">
            <text:list>
              <text:list-item text:start-value="1">
                <text:list>
                  <text:list-item text:start-value="1">
                    <text:h text:style-name="P194" text:outline-level="3" text:restart-numbering="true" text:start-value="1"><text:reference-mark-start text:name="To perform firmware update for a CEC of HMC-attached System p5 and p6"/><text:span text:style-name="T79">To</text:span><text:span text:style-name="T2"> </text:span><text:span text:style-name="T76">perform firmware update for a BPA of HMC-attached System p5 and p</text:span><text:reference-mark-end text:name="To perform firmware update for a CEC of HMC-attached System p5 and p6"/><text:span text:style-name="T76">6 </text:span></text:h>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20" text:outline-level="4">Define the BPA as a node on the management node. </text:h>
                      </text:list-item>
                    </text:list>
                  </text:list-item>
                </text:list>
              </text:list-item>
            </text:list>
          </text:list-item>
        </text:list>
        <text:p text:style-name="P44"/>
        <text:p text:style-name="P47"><text:span text:style-name="T15">Update the xCAT tables</text:span>:</text:p>
        <text:p text:style-name="P48"/>
        <text:p text:style-name="P47">Modify the nodelist table. Define the BPA as a node</text:p>
        <text:p text:style-name="Standard"><text:span text:style-name="T55">nodeadd</text:span><text:span text:style-name="T54"> <text:s/></text:span><text:span text:style-name="T55">Server-m_tmps_tmp</text:span><text:span text:style-name="T54"> </text:span><text:span text:style-name="T55">groups=hmc,all</text:span></text:p>
        <text:p text:style-name="P17"/>
        <text:p text:style-name="P40">Modify the table nodehm</text:p>
        <text:p text:style-name="P19">chtab node="Server-m_tmps_tmp" <text:s/>nodehm.mgt="hmc"</text:p>
        <text:p text:style-name="P19"/>
        <text:p text:style-name="P40">Modify the table nodetype:</text:p>
        <text:p text:style-name="P73">chtab node="Server-m_tmps_tmp" <text:s/>nodetype.nodetype="fsp"</text:p>
        <text:p text:style-name="P72"/>
        <text:p text:style-name="P80">Modify the table ppc:</text:p>
        <text:p text:style-name="Code"><text:span text:style-name="T45">chtab node="Server-m_tmps_tmp" <text:s/>ppc.hcp= </text:span><text:span text:style-name="T46">hmc01.clusters.com ppc.id=x</text:span></text:p>
        <text:p text:style-name="P18"/>
        <text:p text:style-name="P40">Modify the tab vpd:</text:p>
        <text:p text:style-name="Code">chtab node=Server-m_tmps_tmp <text:s/>vpd.serial=s_tmp vpd.mtm=m_tmp</text:p>
        <text:p text:style-name="Code"><text:soft-page-break/></text:p>
        <text:p text:style-name="P40">Set the <text:s/>account of the HMC(Modify the ppchcp):</text:p>
        <text:p text:style-name="P14">chtab hcp=<text:span text:style-name="T82">hmc01.clusters.com</text:span> <text:s/>ppchcp.username=hscroot ppchcp.password=abc123</text:p>
        <text:p text:style-name="P43"/>
        <text:list text:style-name="L1" text:continue-numbering="true">
          <text:list-item>
            <text:list text:continue-numbering="true">
              <text:list-item>
                <text:list text:continue-numbering="true">
                  <text:list-item>
                    <text:list text:continue-numbering="true">
                      <text:list-item>
                        <text:h text:style-name="P118" text:outline-level="4"><text:span text:style-name="T80">Make sure that the BPA must be the “parent” attribute of <text:s/>one CEC which is</text:span><text:span text:style-name="T2"> controlled by the same HMC in PPC table.</text:span> </text:h>
                      </text:list-item>
                    </text:list>
                  </text:list-item>
                </text:list>
              </text:list-item>
            </text:list>
          </text:list-item>
        </text:list>
        <text:list text:style-name="L13">
          <text:list-header>
            <text:p text:style-name="P161">If not, add an item in the table ppc:</text:p>
          </text:list-header>
        </text:list>
        <text:p text:style-name="Code"><text:tab/></text:p>
        <text:list text:style-name="L14">
          <text:list-header>
            <text:p text:style-name="P204"><text:span text:style-name="T72">chtab node="Server-mtmp-SNstmp" <text:s/>ppc.hcp= </text:span><text:span text:style-name="T73">hmc01.clusters.com ppc.id=n ppc.parent=”Server-m_tmps_tmp”</text:span></text:p>
            <text:p text:style-name="P203"/>
          </text:list-header>
        </text:list>
        <text:list text:style-name="L1">
          <text:list-item text:start-value="1">
            <text:list>
              <text:list-item text:start-value="1">
                <text:list>
                  <text:list-item text:start-value="1">
                    <text:list>
                      <text:list-item text:start-value="1">
                        <text:h text:style-name="P122" text:outline-level="4" text:restart-numbering="true" text:start-value="1"><text:s/>Setup SSH connection to HMC</text:h>
                      </text:list-item>
                    </text:list>
                  </text:list-item>
                </text:list>
              </text:list-item>
            </text:list>
          </text:list-item>
        </text:list>
        <text:list text:style-name="L14">
          <text:list-header>
            <text:p text:style-name="P162">G<text:span text:style-name="T60">enerate the ssh keys on the xCAT management node and transfer the public key to the HMC to configure the HMC to allow remote ssh connections. </text:span></text:p>
            <text:p text:style-name="P211"/>
            <text:p text:style-name="P204"><text:span text:style-name="T31"><text:s/>See </text:span><text:span text:style-name="T31"><text:reference-ref text:reference-format="text" text:ref-name="Setup SSH connection to HMC">Setup SSH connection to HMC</text:reference-ref></text:span><text:span text:style-name="T31">.</text:span></text:p>
            <text:list>
              <text:list-header>
                <text:p text:style-name="P212"/>
              </text:list-header>
            </text:list>
          </text:list-header>
        </text:list>
        <text:list text:style-name="L1">
          <text:list-item text:start-value="1">
            <text:list>
              <text:list-item text:start-value="1">
                <text:list>
                  <text:list-item text:start-value="1">
                    <text:list>
                      <text:list-item text:start-value="1">
                        <text:h text:style-name="P123" text:outline-level="4" text:restart-numbering="true" text:start-value="1">User rinv to check the firmware level ( see rinv manpage). </text:h>
                      </text:list-item>
                    </text:list>
                  </text:list-item>
                </text:list>
              </text:list-item>
            </text:list>
          </text:list-item>
        </text:list>
        <text:list text:style-name="L11" text:continue-numbering="true">
          <text:list-header>
            <text:p text:style-name="P154"/>
          </text:list-header>
        </text:list>
        <text:p text:style-name="P15"><text:s text:c="16"/>rinv <text:s/>Server-m_tmps_tmp <text:s/>firm</text:p>
        <text:p text:style-name="P15"/>
        <text:list text:style-name="L1">
          <text:list-item text:start-value="1">
            <text:list>
              <text:list-item text:start-value="1">
                <text:list>
                  <text:list-item text:start-value="1">
                    <text:list>
                      <text:list-item text:start-value="1">
                        <text:h text:style-name="P124" text:outline-level="4" text:restart-numbering="true" text:start-value="1">Update the firmware</text:h>
                      </text:list-item>
                    </text:list>
                  </text:list-item>
                </text:list>
              </text:list-item>
            </text:list>
          </text:list-item>
        </text:list>
        <text:p text:style-name="P42"/>
        <text:list text:style-name="L11" text:continue-numbering="true">
          <text:list-header>
            <text:p text:style-name="P156"/>
            <text:p text:style-name="P156">Download he Microcode update package and associated XML file from the IBM Web site:</text:p>
          </text:list-header>
        </text:list>
        <text:p text:style-name="Text_20_body_20_indent"><text:span text:style-name="T61"><text:s text:c="13"/>http://www14.software.ibm.com/webapp/set2/firmware/gjsn</text:span><text:span text:style-name="T28">. </text:span></text:p>
        <text:list text:style-name="L11" text:continue-numbering="true">
          <text:list-header>
            <text:p text:style-name="P171"><text:span text:style-name="T31">Create the </text:span><text:span text:style-name="T32">/tmp/fw </text:span><text:span text:style-name="T31">directory, if necessary, and copy the downloaded files to the </text:span><text:span text:style-name="T32">/</text:span><text:span text:style-name="T33">tmp</text:span><text:span text:style-name="T32">/fw </text:span><text:span text:style-name="T31">directory.</text:span></text:p>
            <text:p text:style-name="P154"/>
            <text:p text:style-name="P163"><text:span text:style-name="T31">Run the </text:span><text:span text:style-name="T34">rflash</text:span><text:span text:style-name="T31"> </text:span><text:span text:style-name="T31">command with <text:s/>the </text:span><text:span text:style-name="T31">--activate </text:span><text:span text:style-name="T31">flag to specify the update mode to perform the updates.</text:span></text:p>
          </text:list-header>
        </text:list>
        <text:p text:style-name="P42"/>
        <text:p text:style-name="P13"/>
        <text:p text:style-name="Code"><text:span text:style-name="T48">rflash</text:span><text:span text:style-name="T28"> Server-m_tmps_tmp <text:s/>-p </text:span><text:span text:style-name="T53">/</text:span><text:span text:style-name="T49">tmp</text:span><text:span text:style-name="T53">/fw </text:span><text:span text:style-name="T28">--activate disruptive </text:span></text:p>
        <text:p text:style-name="P78"/>
        <text:p text:style-name="Text_20_body_20_indent"><text:span text:style-name="T43">NOTE:</text:span><text:span text:style-name="T28">You Need check your update is concurrent or disruptive here!! other commands sample:</text:span></text:p>
        <text:p text:style-name="Code"><text:span text:style-name="T50">rflash</text:span><text:span text:style-name="T28"> Server-m_tmps_tmp <text:s/>-p </text:span><text:span text:style-name="T53">/</text:span><text:span text:style-name="T51">tmp</text:span><text:span text:style-name="T53">/fw</text:span><text:span text:style-name="T28"> --activate concurrent</text:span></text:p>
        <text:p text:style-name="P8"/>
        <text:list text:style-name="L1">
          <text:list-item text:start-value="1">
            <text:list>
              <text:list-item text:start-value="1">
                <text:list>
                  <text:list-item text:start-value="1">
                    <text:h text:style-name="P195" text:outline-level="3" text:restart-numbering="true" text:start-value="1"><text:soft-page-break/>Commit currently activated LIC update(copy T to P) for a CEC of HMC-attached System p5 and p6 </text:h>
                  </text:list-item>
                </text:list>
              </text:list-item>
            </text:list>
          </text:list-item>
        </text:list>
        <text:list text:style-name="L15">
          <text:list-item>
            <text:p text:style-name="P129"><text:span text:style-name="T56">See <text:s/></text:span><text:span text:style-name="T56"><text:reference-ref text:reference-format="text" text:ref-name="To perform firmware updates for a CEC">To perform firmware update for a CEC of HMC-attached System p5 and p6</text:reference-ref></text:span><text:span text:style-name="T56"> steps ( 1 – 4). </text:span></text:p>
          </text:list-item>
          <text:list-item>
            <text:p text:style-name="P158">Check the output of the last step, to check whether the LIC will be committed. If yes the run the rflash command with the –commit flag.</text:p>
            <text:p text:style-name="P206"/>
          </text:list-item>
        </text:list>
        <text:p text:style-name="Code">rflash <text:s/>Server-m_tmp-SNs_tmp --commit<text:span text:style-name="T29"> <text:s text:c="4"/></text:span></text:p>
        <text:p text:style-name="P22"><text:span text:style-name="T28"><text:s text:c="6"/></text:span><text:span text:style-name="T44"><text:s text:c="2"/></text:span></text:p>
        <text:p text:style-name="P34">Notes:</text:p>
        <text:list text:style-name="L16">
          <text:list-item>
            <text:p text:style-name="P138"><text:span text:style-name="T28">If the noderange is </text:span><text:span text:style-name="T52">BPA/Lpar, the commit steps are the same as the CEC's.</text:span></text:p>
          </text:list-item>
          <text:list-item>
            <text:p text:style-name="P153">If to recover the installed LIC updates , the 1-6 steps of 9.1.4 . Only the last step is different.</text:p>
          </text:list-item>
        </text:list>
        <text:p text:style-name="P41">(3) <text:span text:style-name="T87">At present, the command “</text:span><text:span text:style-name="T3">licutil</text:span><text:span text:style-name="T87">” on HMC doesn't support for the “</text:span><text:span text:style-name="T3">commit</text:span><text:span text:style-name="T87">” and “</text:span><text:span text:style-name="T3">recover</text:span><text:span text:style-name="T87">” operation on the BPA. And “</text:span><text:span text:style-name="T3">rflash</text:span><text:span text:style-name="T87">” is dependent on the “</text:span><text:span text:style-name="T3">licutil</text:span><text:span text:style-name="T87">” command. So <text:s/>When the </text:span><text:span text:style-name="T3">–</text:span><text:span text:style-name="T4">commit</text:span><text:span text:style-name="T88"> <text:s/>or </text:span><text:span text:style-name="T4">--recover</text:span><text:span text:style-name="T88"> </text:span><text:span text:style-name="T87">two flags is used, the </text:span><text:span text:style-name="T3">noderange</text:span><text:span text:style-name="T87"> cannot be </text:span><text:span text:style-name="T89">a BPA or BPA list in the “</text:span><text:span text:style-name="T5">rflash</text:span><text:span text:style-name="T89">” command</text:span><text:span text:style-name="T87">. xCAT will pay the attention to the changes all the time.</text:span></text:p>
        <text:p text:style-name="P41"/>
        <text:list text:style-name="L1" text:continue-numbering="true">
          <text:list-header>
            <text:h text:style-name="P170" text:outline-level="1" text:is-list-header="true"/>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n Example Of xCAT Installation</dc:title>
    <meta:creation-date>2008-11-03T14:39:00</meta:creation-date>
    <dc:date>2009-02-19T15:00:26</dc:date>
    <meta:editing-cycles>149</meta:editing-cycles>
    <meta:editing-duration>P1DT4H51M6S</meta:editing-duration>
    <meta:user-defined meta:name="Info 1"/>
    <meta:user-defined meta:name="Info 2"/>
    <meta:user-defined meta:name="Info 3"/>
    <meta:user-defined meta:name="Info 4"/>
    <meta:document-statistic meta:table-count="0" meta:image-count="0" meta:object-count="0" meta:page-count="19" meta:paragraph-count="525" meta:word-count="4256" meta:character-count="25814"/>
  </office:meta>
</office:document-meta>
</file>